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-BoldMT" svg:font-family="Arial-Bold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margin-left="-1.27cm" fo:margin-right="0cm" fo:text-indent="0cm" style:auto-text-indent="false"/>
      <style:text-properties style:font-name="Arial-BoldMT" fo:font-size="16pt" officeooo:rsid="001dd9af" officeooo:paragraph-rsid="001dd9af" style:font-size-asian="16pt" style:font-size-complex="10pt"/>
    </style:style>
    <style:style style:name="P8" style:family="paragraph" style:parent-style-name="Standard" style:list-style-name="L1">
      <style:paragraph-properties fo:margin-left="-1.27cm" fo:margin-right="0cm" fo:text-indent="0cm" style:auto-text-indent="false"/>
      <style:text-properties style:font-name="Arial-BoldMT" fo:font-size="16pt" style:text-underline-style="solid" style:text-underline-width="auto" style:text-underline-color="font-color" fo:font-weight="bold" officeooo:rsid="0022c378" officeooo:paragraph-rsid="0022c378" style:font-size-asian="16pt" style:font-weight-asian="bold" style:font-size-complex="10pt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4b25c5" style:font-size-asian="10pt" style:font-size-complex="10pt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1f1b26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23d588" style:font-size-asian="10pt" style:font-size-complex="10pt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20ac7e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21d178" style:font-size-asian="10pt" style:font-size-complex="10pt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4c12cf" style:font-size-asian="10pt" style:font-size-complex="10pt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22c378" style:font-size-asian="10pt" style:font-size-complex="10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margin-left="1.251cm" fo:margin-right="0cm" fo:text-indent="0cm" style:auto-text-indent="false"/>
    </style:style>
    <style:style style:name="P18" style:family="paragraph" style:parent-style-name="Heading_20_2">
      <style:paragraph-properties fo:margin-left="1.251cm" fo:margin-right="0cm" fo:text-indent="0cm" style:auto-text-indent="false"/>
      <style:text-properties officeooo:paragraph-rsid="00263c66"/>
    </style:style>
    <style:style style:name="P19" style:family="paragraph" style:parent-style-name="Text_20_body" style:list-style-name="L1">
      <style:text-properties style:font-name="Arial" fo:font-size="10pt" style:font-size-asian="10pt" style:font-size-complex="10pt"/>
    </style:style>
    <style:style style:name="P20" style:family="paragraph" style:parent-style-name="Text_20_body" style:list-style-name="L1">
      <style:text-properties style:font-name="Arial" fo:font-size="10pt" officeooo:paragraph-rsid="0015c421" style:font-size-asian="10pt" style:font-size-complex="10pt"/>
    </style:style>
    <style:style style:name="P21" style:family="paragraph" style:parent-style-name="Text_20_body" style:list-style-name="L1">
      <style:text-properties style:font-name="Arial" fo:font-size="10pt" officeooo:paragraph-rsid="001a5426" style:font-size-asian="10pt" style:font-size-complex="10pt"/>
    </style:style>
    <style:style style:name="P22" style:family="paragraph" style:parent-style-name="Text_20_body" style:list-style-name="L1">
      <style:text-properties style:font-name="Arial" fo:font-size="10pt" officeooo:paragraph-rsid="00177ff5" style:font-size-asian="10pt" style:font-size-complex="10pt"/>
    </style:style>
    <style:style style:name="P23" style:family="paragraph" style:parent-style-name="Text_20_body" style:list-style-name="L1">
      <style:text-properties style:font-name="Arial" fo:font-size="10pt" officeooo:paragraph-rsid="001884e5" style:font-size-asian="10pt" style:font-size-complex="10pt"/>
    </style:style>
    <style:style style:name="P24" style:family="paragraph" style:parent-style-name="Text_20_body" style:list-style-name="L1">
      <style:text-properties style:font-name="Arial" fo:font-size="10pt" officeooo:rsid="0015c421" officeooo:paragraph-rsid="0015c421" style:font-size-asian="10pt" style:font-size-complex="10pt"/>
    </style:style>
    <style:style style:name="P25" style:family="paragraph" style:parent-style-name="Text_20_body" style:list-style-name="L1">
      <style:text-properties style:font-name="Arial" fo:font-size="10pt" officeooo:rsid="001884e5" officeooo:paragraph-rsid="001884e5" style:font-size-asian="10pt" style:font-size-complex="10pt"/>
    </style:style>
    <style:style style:name="P26" style:family="paragraph" style:parent-style-name="Text_20_body" style:list-style-name="L1">
      <style:text-properties style:font-name="Arial" fo:font-size="10pt" officeooo:rsid="004e5c41" officeooo:paragraph-rsid="004e5c41" style:font-size-asian="10pt" style:font-size-complex="10pt"/>
    </style:style>
    <style:style style:name="P27" style:family="paragraph" style:parent-style-name="Text_20_body" style:list-style-name="L1">
      <style:text-properties style:font-name="Arial" fo:font-size="10pt" officeooo:rsid="0019e379" officeooo:paragraph-rsid="0019e379" style:font-size-asian="10pt" style:font-size-complex="10pt"/>
    </style:style>
    <style:style style:name="P28" style:family="paragraph" style:parent-style-name="Text_20_body" style:list-style-name="L1">
      <style:text-properties style:font-name="Arial" fo:font-size="10pt" officeooo:rsid="0019e379" officeooo:paragraph-rsid="001cb27a" style:font-size-asian="10pt" style:font-size-complex="10pt"/>
    </style:style>
    <style:style style:name="P29" style:family="paragraph" style:parent-style-name="Text_20_body" style:list-style-name="L1">
      <style:text-properties style:font-name="Arial" fo:font-size="10pt" officeooo:rsid="0019e379" officeooo:paragraph-rsid="001dd9af" style:font-size-asian="10pt" style:font-size-complex="10pt"/>
    </style:style>
    <style:style style:name="P30" style:family="paragraph" style:parent-style-name="Text_20_body" style:list-style-name="L1">
      <style:text-properties style:font-name="Arial" fo:font-size="12pt" style:text-underline-style="none" fo:font-weight="bold" officeooo:paragraph-rsid="00564f8a" style:font-size-asian="12pt" style:font-weight-asian="bold" style:font-size-complex="12pt" style:font-weight-complex="bold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1dd9af" style:font-size-asian="10pt" style:font-size-complex="10pt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4b25c5" style:font-size-asian="10pt" style:font-size-complex="10pt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1f1b26" style:font-size-asian="10pt" style:font-size-complex="10pt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officeooo:rsid="0019e379" officeooo:paragraph-rsid="002032a2" style:font-size-asian="10pt" style:font-size-complex="10pt"/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263c66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2b6323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2ba1bf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59f97d" officeooo:paragraph-rsid="0059f97d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1e411" officeooo:paragraph-rsid="0042110e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1e411" officeooo:paragraph-rsid="0043c035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1e411" officeooo:paragraph-rsid="0045a897" style:font-size-asian="10pt" style:font-weight-asian="normal" style:font-size-complex="10pt" style:font-weight-complex="normal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1e411" officeooo:paragraph-rsid="00474965" style:font-size-asian="10pt" style:font-weight-asian="normal" style:font-size-complex="10pt" style:font-weight-complex="normal"/>
    </style:style>
    <style:style style:name="P4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1e411" officeooo:paragraph-rsid="004868d6" style:font-size-asian="10pt" style:font-weight-asian="normal" style:font-size-complex="10pt" style:font-weight-complex="normal"/>
    </style:style>
    <style:style style:name="P4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e5c41" officeooo:paragraph-rsid="004e5c41" style:font-size-asian="10pt" style:font-weight-asian="normal" style:font-size-complex="10pt" style:font-weight-complex="normal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3c035" officeooo:paragraph-rsid="0043c035" style:font-size-asian="10pt" style:font-weight-asian="normal" style:font-size-complex="10pt" style:font-weight-complex="normal"/>
    </style:style>
    <style:style style:name="P4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5a897" officeooo:paragraph-rsid="0045a897" style:font-size-asian="10pt" style:font-weight-asian="normal" style:font-size-complex="10pt" style:font-weight-complex="normal"/>
    </style:style>
    <style:style style:name="P4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74965" officeooo:paragraph-rsid="00474965" style:font-size-asian="10pt" style:font-weight-asian="normal" style:font-size-complex="10pt" style:font-weight-complex="normal"/>
    </style:style>
    <style:style style:name="P4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868d6" officeooo:paragraph-rsid="004868d6" style:font-size-asian="10pt" style:font-weight-asian="normal" style:font-size-complex="10pt" style:font-weight-complex="normal"/>
    </style:style>
    <style:style style:name="P5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3ec5c3" officeooo:paragraph-rsid="003ec5c3" style:font-size-asian="8.75pt" style:font-weight-asian="normal" style:font-size-complex="10pt" style:font-weight-complex="normal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06849" officeooo:paragraph-rsid="00406849" style:font-size-asian="8.75pt" style:font-weight-asian="normal" style:font-size-complex="10pt" style:font-weight-complex="normal"/>
    </style:style>
    <style:style style:name="P5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06849" officeooo:paragraph-rsid="0052abb4" style:font-size-asian="8.75pt" style:font-weight-asian="normal" style:font-size-complex="10pt" style:font-weight-complex="normal"/>
    </style:style>
    <style:style style:name="P5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406849" officeooo:paragraph-rsid="0054cb4a" style:font-size-asian="8.75pt" style:font-weight-asian="normal" style:font-size-complex="10pt" style:font-weight-complex="normal"/>
    </style:style>
    <style:style style:name="P5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512fae" officeooo:paragraph-rsid="00512fae" style:font-size-asian="8.75pt" style:font-weight-asian="normal" style:font-size-complex="10pt" style:font-weight-complex="normal"/>
    </style:style>
    <style:style style:name="P5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54cb4a" officeooo:paragraph-rsid="0054cb4a" style:font-size-asian="8.75pt" style:font-weight-asian="normal" style:font-size-complex="10pt" style:font-weight-complex="normal"/>
    </style:style>
    <style:style style:name="P5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54cb4a" officeooo:paragraph-rsid="00605213" style:font-size-asian="8.75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580b3e" officeooo:paragraph-rsid="00580b3e" style:font-size-asian="8.75pt" style:font-weight-asian="normal" style:font-size-complex="10pt" style:font-weight-complex="normal"/>
    </style:style>
    <style:style style:name="P5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2eeb6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19ee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3685c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4a82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680b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7211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89dcd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officeooo:rsid="002eeb60" officeooo:paragraph-rsid="0039ce34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eeb60"/>
    </style:style>
    <style:style style:name="P6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19ee3"/>
    </style:style>
    <style:style style:name="P6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3685c"/>
    </style:style>
    <style:style style:name="P6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4a820"/>
    </style:style>
    <style:style style:name="P7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680be"/>
    </style:style>
    <style:style style:name="P7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72110"/>
    </style:style>
    <style:style style:name="P7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89dcd"/>
    </style:style>
    <style:style style:name="P7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9ce34"/>
    </style:style>
    <style:style style:name="P7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605213"/>
    </style:style>
    <style:style style:name="P7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bbdc3"/>
    </style:style>
    <style:style style:name="P7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2110e"/>
    </style:style>
    <style:style style:name="P7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868d6"/>
    </style:style>
    <style:style style:name="P7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d9f48"/>
    </style:style>
    <style:style style:name="P7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c475d"/>
    </style:style>
    <style:style style:name="P8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fcebd"/>
    </style:style>
    <style:style style:name="P8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cb957"/>
    </style:style>
    <style:style style:name="P8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2abb4"/>
    </style:style>
    <style:style style:name="P8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4cb4a"/>
    </style:style>
    <style:style style:name="P8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80b3e"/>
    </style:style>
    <style:style style:name="P85" style:family="paragraph" style:parent-style-name="Text_20_body" style:list-style-name="L1">
      <style:paragraph-properties fo:margin-left="0cm" fo:margin-right="0cm" fo:text-indent="0cm" style:auto-text-indent="false"/>
      <style:text-properties fo:font-size="10pt" officeooo:paragraph-rsid="002eeb60" style:font-size-asian="10pt" style:font-size-complex="10pt"/>
    </style:style>
    <style:style style:name="P86" style:family="paragraph" style:parent-style-name="Text_20_body" style:list-style-name="L1">
      <style:paragraph-properties fo:margin-left="0cm" fo:margin-right="0cm" fo:text-indent="0cm" style:auto-text-indent="false"/>
      <style:text-properties officeooo:rsid="003ec5c3" officeooo:paragraph-rsid="003ec5c3"/>
    </style:style>
    <style:style style:name="P87" style:family="paragraph" style:parent-style-name="Text_20_body" style:list-style-name="L1">
      <style:paragraph-properties fo:margin-left="0cm" fo:margin-right="0cm" fo:text-indent="0cm" style:auto-text-indent="false"/>
      <style:text-properties officeooo:rsid="004cb957" officeooo:paragraph-rsid="004cb957"/>
    </style:style>
    <style:style style:name="P88" style:family="paragraph" style:parent-style-name="Text_20_body" style:list-style-name="L1" style:master-page-name="">
      <style:paragraph-properties fo:margin-left="0cm" fo:margin-right="0cm" fo:text-indent="0cm" style:auto-text-indent="false" style:page-number="auto"/>
      <style:text-properties fo:font-size="10pt" officeooo:paragraph-rsid="00319ee3" style:font-size-asian="10pt" style:font-size-complex="10pt"/>
    </style:style>
    <style:style style:name="P89" style:family="paragraph" style:parent-style-name="Text_20_body" style:list-style-name="L1" style:master-page-name="">
      <style:paragraph-properties fo:margin-left="0cm" fo:margin-right="0cm" fo:text-indent="0cm" style:auto-text-indent="false" style:page-number="auto"/>
      <style:text-properties fo:font-size="10pt" officeooo:paragraph-rsid="0033685c" style:font-size-asian="10pt" style:font-size-complex="10pt"/>
    </style:style>
    <style:style style:name="P90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2eeb60"/>
    </style:style>
    <style:style style:name="P91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3685c"/>
    </style:style>
    <style:style style:name="P92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4a820"/>
    </style:style>
    <style:style style:name="P93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680be"/>
    </style:style>
    <style:style style:name="P94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72110"/>
    </style:style>
    <style:style style:name="P95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89dcd"/>
    </style:style>
    <style:style style:name="P96" style:family="paragraph" style:parent-style-name="Text_20_body" style:list-style-name="L1" style:master-page-name="">
      <style:paragraph-properties fo:margin-left="0cm" fo:margin-right="-0.101cm" fo:margin-top="0cm" fo:margin-bottom="0.212cm" loext:contextual-spacing="false" fo:text-indent="0cm" style:auto-text-indent="false" style:page-number="auto"/>
      <style:text-properties officeooo:paragraph-rsid="0039ce34"/>
    </style:style>
    <style:style style:name="P97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319ee3"/>
    </style:style>
    <style:style style:name="P98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34a820"/>
    </style:style>
    <style:style style:name="P99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372110"/>
    </style:style>
    <style:style style:name="P100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389dcd"/>
    </style:style>
    <style:style style:name="P101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39ce34"/>
    </style:style>
    <style:style style:name="P102" style:family="paragraph" style:parent-style-name="Text_20_body" style:list-style-name="L1">
      <style:paragraph-properties fo:margin-left="0cm" fo:margin-right="-0.101cm" fo:margin-top="0cm" fo:margin-bottom="0.212cm" loext:contextual-spacing="false" fo:text-indent="0cm" style:auto-text-indent="false"/>
      <style:text-properties officeooo:paragraph-rsid="004c12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421" style:font-weight-asian="bold" style:font-weight-complex="bold"/>
    </style:style>
    <style:style style:name="T3" style:family="text">
      <style:text-properties fo:font-weight="bold" officeooo:rsid="00177ff5" style:font-weight-asian="bold" style:font-weight-complex="bold"/>
    </style:style>
    <style:style style:name="T4" style:family="text">
      <style:text-properties fo:font-weight="bold" officeooo:rsid="001884e5" style:font-weight-asian="bold" style:font-weight-complex="bold"/>
    </style:style>
    <style:style style:name="T5" style:family="text">
      <style:text-properties fo:font-weight="bold" officeooo:rsid="001dd9af" style:font-weight-asian="bold" style:font-weight-complex="bold"/>
    </style:style>
    <style:style style:name="T6" style:family="text">
      <style:text-properties fo:font-weight="bold" officeooo:rsid="001f1b26" style:font-weight-asian="bold" style:font-weight-complex="bold"/>
    </style:style>
    <style:style style:name="T7" style:family="text">
      <style:text-properties fo:font-weight="bold" officeooo:rsid="0020ac7e" style:font-weight-asian="bold" style:font-weight-complex="bold"/>
    </style:style>
    <style:style style:name="T8" style:family="text">
      <style:text-properties fo:font-weight="bold" officeooo:rsid="0021d178" style:font-weight-asian="bold" style:font-weight-complex="bold"/>
    </style:style>
    <style:style style:name="T9" style:family="text">
      <style:text-properties fo:font-weight="bold" officeooo:rsid="0023d588" style:font-weight-asian="bold" style:font-weight-complex="bold"/>
    </style:style>
    <style:style style:name="T10" style:family="text">
      <style:text-properties fo:font-weight="bold" officeooo:rsid="00263c66" style:font-weight-asian="bold" style:font-weight-complex="bold"/>
    </style:style>
    <style:style style:name="T11" style:family="text">
      <style:text-properties fo:font-weight="bold" officeooo:rsid="0029f1bb" style:font-weight-asian="bold" style:font-weight-complex="bold"/>
    </style:style>
    <style:style style:name="T12" style:family="text">
      <style:text-properties fo:font-weight="bold" officeooo:rsid="002b6323" style:font-weight-asian="bold" style:font-weight-complex="bold"/>
    </style:style>
    <style:style style:name="T13" style:family="text">
      <style:text-properties fo:font-weight="bold" officeooo:rsid="002ba1bf" style:font-weight-asian="bold" style:font-weight-complex="bold"/>
    </style:style>
    <style:style style:name="T14" style:family="text">
      <style:text-properties fo:font-weight="bold" officeooo:rsid="004b25c5" style:font-weight-asian="bold" style:font-weight-complex="bold"/>
    </style:style>
    <style:style style:name="T15" style:family="text">
      <style:text-properties fo:font-weight="bold" officeooo:rsid="004c12cf" style:font-weight-asian="bold" style:font-weight-complex="bold"/>
    </style:style>
    <style:style style:name="T16" style:family="text">
      <style:text-properties fo:font-weight="bold" officeooo:rsid="004cb957" style:font-weight-asian="bold" style:font-weight-complex="bold"/>
    </style:style>
    <style:style style:name="T17" style:family="text">
      <style:text-properties fo:font-weight="bold" officeooo:rsid="004e5c41" style:font-weight-asian="bold" style:font-weight-complex="bold"/>
    </style:style>
    <style:style style:name="T18" style:family="text">
      <style:text-properties fo:font-weight="bold" officeooo:rsid="0059f97d" style:font-weight-asian="bold" style:font-weight-complex="bold"/>
    </style:style>
    <style:style style:name="T19" style:family="text">
      <style:text-properties fo:font-weight="bold" officeooo:rsid="005bbdc3" style:font-weight-asian="bold" style:font-weight-complex="bold"/>
    </style:style>
    <style:style style:name="T20" style:family="text">
      <style:text-properties fo:font-weight="bold" officeooo:rsid="00605213" style:font-weight-asian="bold" style:font-weight-complex="bold"/>
    </style:style>
    <style:style style:name="T21" style:family="text">
      <style:text-properties fo:font-weight="bold" officeooo:rsid="005e19ce" style:font-weight-asian="bold" style:font-weight-complex="bold"/>
    </style:style>
    <style:style style:name="T2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3" style:family="text">
      <style:text-properties style:font-name="Arial" fo:font-size="10pt" style:text-underline-style="none" fo:font-weight="normal" officeooo:rsid="002b6323" style:font-size-asian="10pt" style:font-weight-asian="normal" style:font-size-complex="10pt" style:font-weight-complex="normal"/>
    </style:style>
    <style:style style:name="T24" style:family="text">
      <style:text-properties style:font-name="Arial" fo:font-size="10pt" style:text-underline-style="none" fo:font-weight="normal" officeooo:rsid="0041e411" style:font-size-asian="10pt" style:font-weight-asian="normal" style:font-size-complex="10pt" style:font-weight-complex="normal"/>
    </style:style>
    <style:style style:name="T25" style:family="text">
      <style:text-properties style:font-name="Arial" fo:font-size="10pt" style:text-underline-style="none" fo:font-weight="normal" officeooo:rsid="0042110e" style:font-size-asian="10pt" style:font-weight-asian="normal" style:font-size-complex="10pt" style:font-weight-complex="normal"/>
    </style:style>
    <style:style style:name="T26" style:family="text">
      <style:text-properties style:font-name="Arial" fo:font-size="10pt" style:text-underline-style="none" fo:font-weight="normal" officeooo:rsid="004868d6" style:font-size-asian="10pt" style:font-weight-asian="normal" style:font-size-complex="10pt" style:font-weight-complex="normal"/>
    </style:style>
    <style:style style:name="T27" style:family="text">
      <style:text-properties style:font-name="Arial" fo:font-size="10pt" style:text-underline-style="none" fo:font-weight="normal" style:font-size-asian="8.75pt" style:font-weight-asian="normal" style:font-size-complex="10pt" style:font-weight-complex="normal"/>
    </style:style>
    <style:style style:name="T28" style:family="text">
      <style:text-properties style:font-name="Arial" fo:font-size="10pt" style:text-underline-style="none" fo:font-weight="normal" officeooo:rsid="003d9f48" style:font-size-asian="8.75pt" style:font-weight-asian="normal" style:font-size-complex="10pt" style:font-weight-complex="normal"/>
    </style:style>
    <style:style style:name="T29" style:family="text">
      <style:text-properties style:font-name="Arial" fo:font-size="10pt" style:text-underline-style="none" fo:font-weight="normal" officeooo:rsid="003ec5c3" style:font-size-asian="8.75pt" style:font-weight-asian="normal" style:font-size-complex="10pt" style:font-weight-complex="normal"/>
    </style:style>
    <style:style style:name="T30" style:family="text">
      <style:text-properties style:font-name="Arial" fo:font-size="10pt" style:text-underline-style="none" fo:font-weight="normal" officeooo:rsid="00406849" style:font-size-asian="8.75pt" style:font-weight-asian="normal" style:font-size-complex="10pt" style:font-weight-complex="normal"/>
    </style:style>
    <style:style style:name="T31" style:family="text">
      <style:text-properties style:font-name="Arial" fo:font-size="10pt" style:text-underline-style="none" fo:font-weight="normal" officeooo:rsid="0054cb4a" style:font-size-asian="8.75pt" style:font-weight-asian="normal" style:font-size-complex="10pt" style:font-weight-complex="normal"/>
    </style:style>
    <style:style style:name="T32" style:family="text">
      <style:text-properties style:font-name="Arial" fo:font-size="10pt" style:text-underline-style="none" fo:font-weight="normal" officeooo:rsid="00580b3e" style:font-size-asian="8.75pt" style:font-weight-asian="normal" style:font-size-complex="10pt" style:font-weight-complex="normal"/>
    </style:style>
    <style:style style:name="T33" style:family="text">
      <style:text-properties style:font-name="Arial" fo:font-size="10pt" style:text-underline-style="none" fo:font-weight="normal" officeooo:rsid="005e19ce" style:font-size-asian="8.75pt" style:font-weight-asian="normal" style:font-size-complex="10pt" style:font-weight-complex="normal"/>
    </style:style>
    <style:style style:name="T34" style:family="text">
      <style:text-properties style:font-name="Arial" fo:font-size="10pt" style:text-underline-style="none" fo:font-weight="bold" officeooo:rsid="002b6323" style:font-size-asian="10pt" style:font-weight-asian="bold" style:font-size-complex="10pt" style:font-weight-complex="bold"/>
    </style:style>
    <style:style style:name="T35" style:family="text">
      <style:text-properties style:font-name="Arial" fo:font-size="10pt" style:text-underline-style="none" fo:font-weight="bold" officeooo:rsid="002ba1bf" style:font-size-asian="10pt" style:font-weight-asian="bold" style:font-size-complex="10pt" style:font-weight-complex="bold"/>
    </style:style>
    <style:style style:name="T36" style:family="text">
      <style:text-properties style:font-name="Arial" fo:font-size="10pt" style:text-underline-style="none" fo:font-weight="bold" officeooo:rsid="0042110e" style:font-size-asian="10pt" style:font-weight-asian="bold" style:font-size-complex="10pt" style:font-weight-complex="bold"/>
    </style:style>
    <style:style style:name="T37" style:family="text">
      <style:text-properties style:font-name="Arial" fo:font-size="10pt" style:text-underline-style="none" fo:font-weight="bold" officeooo:rsid="004868d6" style:font-size-asian="10pt" style:font-weight-asian="bold" style:font-size-complex="10pt" style:font-weight-complex="bold"/>
    </style:style>
    <style:style style:name="T38" style:family="text">
      <style:text-properties style:font-name="Arial" fo:font-size="10pt" style:text-underline-style="none" fo:font-weight="bold" officeooo:rsid="0041e411" style:font-size-asian="10pt" style:font-weight-asian="bold" style:font-size-complex="10pt" style:font-weight-complex="bold"/>
    </style:style>
    <style:style style:name="T39" style:family="text">
      <style:text-properties style:font-name="Arial" fo:font-size="10pt" style:text-underline-style="none" fo:font-weight="bold" style:font-size-asian="8.75pt" style:font-weight-asian="bold" style:font-size-complex="10pt" style:font-weight-complex="bold"/>
    </style:style>
    <style:style style:name="T40" style:family="text">
      <style:text-properties style:font-name="Arial" fo:font-size="10pt" style:text-underline-style="none" fo:font-weight="bold" officeooo:rsid="003d9f48" style:font-size-asian="8.75pt" style:font-weight-asian="bold" style:font-size-complex="10pt" style:font-weight-complex="bold"/>
    </style:style>
    <style:style style:name="T41" style:family="text">
      <style:text-properties style:font-name="Arial" fo:font-size="10pt" style:text-underline-style="none" fo:font-weight="bold" officeooo:rsid="003ec5c3" style:font-size-asian="8.75pt" style:font-weight-asian="bold" style:font-size-complex="10pt" style:font-weight-complex="bold"/>
    </style:style>
    <style:style style:name="T42" style:family="text">
      <style:text-properties style:font-name="Arial" fo:font-size="10pt" style:text-underline-style="none" fo:font-weight="bold" officeooo:rsid="004cb957" style:font-size-asian="8.75pt" style:font-weight-asian="bold" style:font-size-complex="10pt" style:font-weight-complex="bold"/>
    </style:style>
    <style:style style:name="T43" style:family="text">
      <style:text-properties style:font-name="Arial" fo:font-size="10pt" style:text-underline-style="none" fo:font-weight="bold" officeooo:rsid="0052abb4" style:font-size-asian="8.75pt" style:font-weight-asian="bold" style:font-size-complex="10pt" style:font-weight-complex="bold"/>
    </style:style>
    <style:style style:name="T44" style:family="text">
      <style:text-properties style:font-name="Arial" fo:font-size="10pt" style:text-underline-style="none" fo:font-weight="bold" officeooo:rsid="0054cb4a" style:font-size-asian="8.75pt" style:font-weight-asian="bold" style:font-size-complex="10pt" style:font-weight-complex="bold"/>
    </style:style>
    <style:style style:name="T45" style:family="text">
      <style:text-properties style:font-name="Arial" fo:font-size="10pt" style:text-underline-style="none" fo:font-weight="bold" officeooo:rsid="00580b3e" style:font-size-asian="8.75pt" style:font-weight-asian="bold" style:font-size-complex="10pt" style:font-weight-complex="bold"/>
    </style:style>
    <style:style style:name="T46" style:family="text">
      <style:text-properties style:font-name="Arial" fo:font-size="10pt" style:text-underline-style="none" fo:font-weight="bold" officeooo:rsid="005bbdc3" style:font-size-asian="8.75pt" style:font-weight-asian="bold" style:font-size-complex="10pt" style:font-weight-complex="bold"/>
    </style:style>
    <style:style style:name="T47" style:family="text">
      <style:text-properties style:font-name="Arial" fo:font-size="10pt" style:text-underline-style="none" fo:font-weight="bold" officeooo:rsid="005c475d" style:font-size-asian="8.75pt" style:font-weight-asian="bold" style:font-size-complex="10pt" style:font-weight-complex="bold"/>
    </style:style>
    <style:style style:name="T48" style:family="text">
      <style:text-properties style:font-name="Arial" fo:font-size="10pt" style:text-underline-style="none" fo:font-weight="bold" officeooo:rsid="005e19ce" style:font-size-asian="8.75pt" style:font-weight-asian="bold" style:font-size-complex="10pt" style:font-weight-complex="bold"/>
    </style:style>
    <style:style style:name="T49" style:family="text">
      <style:text-properties style:font-name="Arial" fo:font-size="10pt" style:text-underline-style="none" fo:font-weight="bold" officeooo:rsid="00605213" style:font-size-asian="8.75pt" style:font-weight-asian="bold" style:font-size-complex="10pt" style:font-weight-complex="bold"/>
    </style:style>
    <style:style style:name="T50" style:family="text">
      <style:text-properties style:font-name="Arial" fo:font-size="10pt" officeooo:rsid="0019e379" style:font-size-asian="10pt"/>
    </style:style>
    <style:style style:name="T51" style:family="text">
      <style:text-properties style:font-name="Arial" fo:font-size="10pt" fo:font-style="normal" style:text-underline-style="none" fo:font-weight="normal" officeooo:rsid="002eeb6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rial" fo:font-size="10pt" fo:font-style="normal" style:text-underline-style="none" fo:font-weight="bold" officeooo:rsid="002eeb6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style:font-name="Arial" fo:font-size="10pt" fo:font-style="normal" style:text-underline-style="none" fo:font-weight="bold" officeooo:rsid="00304ae5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Arial" fo:font-size="10pt" fo:font-style="normal" style:text-underline-style="none" fo:font-weight="bold" officeooo:rsid="00319ee3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rial" fo:font-size="10pt" fo:font-style="normal" style:text-underline-style="none" fo:font-weight="bold" officeooo:rsid="0033685c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style:font-name="Arial" fo:font-size="10pt" fo:font-style="normal" style:text-underline-style="none" fo:font-weight="bold" officeooo:rsid="0034a82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style:font-name="Arial" fo:font-size="10pt" fo:font-style="normal" style:text-underline-style="none" fo:font-weight="bold" officeooo:rsid="003680be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style:font-name="Arial" fo:font-size="10pt" fo:font-style="normal" style:text-underline-style="none" fo:font-weight="bold" officeooo:rsid="00372110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style:font-name="Arial" fo:font-size="10pt" fo:font-style="normal" style:text-underline-style="none" fo:font-weight="bold" officeooo:rsid="00389dcd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font-name="Arial" fo:font-size="10pt" fo:font-style="normal" style:text-underline-style="none" fo:font-weight="bold" officeooo:rsid="0039ce34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style:font-name="Arial" fo:font-size="10pt" fo:language="en" fo:country="US" style:text-underline-style="none" fo:font-weight="bold" officeooo:rsid="00580b3e" style:font-size-asian="8.75pt" style:font-weight-asian="bold" style:font-size-complex="10pt" style:font-weight-complex="bold"/>
    </style:style>
    <style:style style:name="T62" style:family="text">
      <style:text-properties style:font-name="Arial" fo:font-size="12pt" fo:font-style="normal" style:text-underline-style="none" fo:font-weight="normal" officeooo:rsid="002eeb60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4pt" fo:font-style="italic" style:text-underline-style="none" fo:font-weight="bold" officeooo:rsid="002eeb60" style:font-size-asian="12.25pt" style:font-style-asian="italic" style:font-weight-asian="bold" style:font-size-complex="14pt" style:font-style-complex="italic" style:font-weight-complex="bold"/>
    </style:style>
    <style:style style:name="T64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style:font-name="Arial" fo:font-size="16pt" style:text-underline-style="solid" style:text-underline-width="auto" style:text-underline-color="font-color" fo:font-weight="bold" officeooo:rsid="003ac49a" style:font-size-asian="16pt" style:font-weight-asian="bold" style:font-size-complex="16pt" style:font-weight-complex="bold"/>
    </style:style>
    <style:style style:name="T66" style:family="text">
      <style:text-properties style:font-name="Arial" fo:font-size="16pt" style:text-underline-style="solid" style:text-underline-width="auto" style:text-underline-color="font-color" fo:font-weight="bold" officeooo:rsid="003b2fac" style:font-size-asian="16pt" style:font-weight-asian="bold" style:font-size-complex="16pt" style:font-weight-complex="bold"/>
    </style:style>
    <style:style style:name="T67" style:family="text">
      <style:text-properties style:font-name="Arial" fo:font-size="16pt" style:text-underline-style="solid" style:text-underline-width="auto" style:text-underline-color="font-color" fo:font-weight="bold" officeooo:rsid="003fcebd" style:font-size-asian="16pt" style:font-weight-asian="bold" style:font-size-complex="16pt" style:font-weight-complex="bold"/>
    </style:style>
    <style:style style:name="T68" style:family="text">
      <style:text-properties style:font-name="Arial" fo:font-size="16pt" style:text-underline-style="solid" style:text-underline-width="auto" style:text-underline-color="font-color" fo:font-weight="bold" officeooo:rsid="004a27f9" style:font-size-asian="16pt" style:font-weight-asian="bold" style:font-size-complex="16pt" style:font-weight-complex="bold"/>
    </style:style>
    <style:style style:name="T69" style:family="text">
      <style:text-properties style:font-name="Arial" fo:font-size="16pt" style:text-underline-style="solid" style:text-underline-width="auto" style:text-underline-color="font-color" fo:font-weight="bold" officeooo:rsid="004cb957" style:font-size-asian="16pt" style:font-weight-asian="bold" style:font-size-complex="16pt" style:font-weight-complex="bold"/>
    </style:style>
    <style:style style:name="T70" style:family="text">
      <style:text-properties style:font-name="Arial" fo:font-size="16pt" style:text-underline-style="solid" style:text-underline-width="auto" style:text-underline-color="font-color" fo:font-weight="bold" officeooo:rsid="005416b0" style:font-size-asian="16pt" style:font-weight-asian="bold" style:font-size-complex="16pt" style:font-weight-complex="bold"/>
    </style:style>
    <style:style style:name="T71" style:family="text">
      <style:text-properties style:font-name="Arial" fo:font-size="16pt" style:text-underline-style="solid" style:text-underline-width="auto" style:text-underline-color="font-color" fo:font-weight="bold" officeooo:rsid="0054cb4a" style:font-size-asian="16pt" style:font-weight-asian="bold" style:font-size-complex="16pt" style:font-weight-complex="bold"/>
    </style:style>
    <style:style style:name="T72" style:family="text">
      <style:text-properties style:font-name="Arial" fo:font-style="normal" style:text-underline-style="none" fo:font-weight="normal" officeooo:rsid="002eeb60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style:text-underline-style="none" fo:font-weight="bold" officeooo:rsid="002eeb60" style:font-style-asian="normal" style:font-weight-asian="bold" style:font-style-complex="normal" style:font-weight-complex="bold"/>
    </style:style>
    <style:style style:name="T74" style:family="text">
      <style:text-properties style:font-name="Arial" fo:font-style="normal" style:text-underline-style="none" fo:font-weight="bold" officeooo:rsid="00319ee3" style:font-style-asian="normal" style:font-weight-asian="bold" style:font-style-complex="normal" style:font-weight-complex="bold"/>
    </style:style>
    <style:style style:name="T75" style:family="text">
      <style:text-properties style:font-name="Arial" fo:font-style="normal" style:text-underline-style="none" fo:font-weight="bold" officeooo:rsid="0033685c" style:font-style-asian="normal" style:font-weight-asian="bold" style:font-style-complex="normal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15c421" style:font-weight-asian="normal" style:font-weight-complex="normal"/>
    </style:style>
    <style:style style:name="T78" style:family="text">
      <style:text-properties fo:font-weight="normal" officeooo:rsid="004b25c5" style:font-weight-asian="normal" style:font-weight-complex="normal"/>
    </style:style>
    <style:style style:name="T79" style:family="text">
      <style:text-properties fo:font-weight="normal" officeooo:rsid="004e5c41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bold" style:font-weight-asian="bold"/>
    </style:style>
    <style:style style:name="T8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2" style:family="text">
      <style:text-properties fo:font-size="14pt" fo:font-style="italic" fo:font-weight="bold" officeooo:rsid="001a5426" style:font-size-asian="14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4pt" fo:font-style="italic" fo:font-weight="bold" officeooo:rsid="0015c421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14pt" fo:font-style="italic" fo:font-weight="bold" officeooo:rsid="00177ff5" style:font-size-asian="14pt" style:font-style-asian="italic" style:font-weight-asian="bold" style:font-size-complex="14pt" style:font-style-complex="italic" style:font-weight-complex="bold"/>
    </style:style>
    <style:style style:name="T85" style:family="text">
      <style:text-properties fo:font-size="14pt" fo:font-style="italic" fo:font-weight="bold" officeooo:rsid="001b0faa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font-size="14pt" fo:font-style="italic" fo:font-weight="bold" officeooo:rsid="001cb27a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14pt" fo:font-style="italic" fo:font-weight="bold" officeooo:rsid="004e5c41" style:font-size-asian="14pt" style:font-style-asian="italic" style:font-weight-asian="bold" style:font-size-complex="14pt" style:font-style-complex="italic" style:font-weight-complex="bold"/>
    </style:style>
    <style:style style:name="T8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9" style:family="text">
      <style:text-properties officeooo:rsid="000fa9b5"/>
    </style:style>
    <style:style style:name="T90" style:family="text">
      <style:text-properties officeooo:rsid="00141677"/>
    </style:style>
    <style:style style:name="T91" style:family="text">
      <style:text-properties officeooo:rsid="0015c421"/>
    </style:style>
    <style:style style:name="T92" style:family="text">
      <style:text-properties officeooo:rsid="00177ff5"/>
    </style:style>
    <style:style style:name="T93" style:family="text">
      <style:text-properties officeooo:rsid="001884e5"/>
    </style:style>
    <style:style style:name="T94" style:family="text">
      <style:text-properties fo:font-size="12pt" fo:font-style="italic" fo:font-weight="bold" officeooo:rsid="0015c421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fo:font-size="12pt" fo:font-style="italic" fo:font-weight="bold" officeooo:rsid="001a5426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font-size="12pt" fo:font-style="italic" fo:font-weight="bold" officeooo:rsid="001884e5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officeooo:rsid="001dd9af"/>
    </style:style>
    <style:style style:name="T98" style:family="text">
      <style:text-properties officeooo:rsid="0021d178"/>
    </style:style>
    <style:style style:name="T99" style:family="text">
      <style:text-properties officeooo:rsid="00263c66"/>
    </style:style>
    <style:style style:name="T100" style:family="text">
      <style:text-properties officeooo:rsid="002b6323"/>
    </style:style>
    <style:style style:name="T101" style:family="text">
      <style:text-properties officeooo:rsid="004b25c5"/>
    </style:style>
    <style:style style:name="T102" style:family="text">
      <style:text-properties fo:font-style="normal" fo:font-weight="bold" officeooo:rsid="00177ff5" style:font-style-asian="normal" style:font-weight-asian="bold" style:font-style-complex="normal" style:font-weight-complex="bold"/>
    </style:style>
    <style:style style:name="T103" style:family="text">
      <style:text-properties officeooo:rsid="004cb957"/>
    </style:style>
    <style:style style:name="T104" style:family="text">
      <style:text-properties officeooo:rsid="004e5c41"/>
    </style:style>
    <style:style style:name="T105" style:family="text">
      <style:text-properties officeooo:rsid="0059f97d"/>
    </style:style>
    <style:style style:name="T106" style:family="text">
      <style:text-properties officeooo:rsid="005bbdc3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<text:span text:style-name="T90">3</text:span>-<text:span text:style-name="T90">4</text:span></text:p>
      <text:p text:style-name="P3"><text:span text:style-name="T89">CONFIGURE</text:span> FORM PROCEDURES</text:p>
      <text:p text:style-name="P3"/>
      <text:p text:style-name="P4"><text:user-defined style:data-style-name="N0" text:name="Version">Ver 1.0.0</text:user-defined></text:p>
      <text:p text:style-name="P4"><text:modification-date style:data-style-name="N75">14 Nov 2014</text:modification-date></text:p>
      <text:p text:style-name="P2"/>
      <text:h text:style-name="P16" text:outline-level="1"><text:span text:style-name="T81">INITIAL </text:span><text:span text:style-name="T88">DISPLAY</text:span><text:line-break/></text:h>
      <text:list xml:id="list7908220768730903604" text:style-name="L1">
        <text:list-item>
          <text:p text:style-name="P19">Delete the <text:span text:style-name="T1">TMV7.</text:span><text:span text:style-name="T14">INI</text:span><text:span text:style-name="T78"> File</text:span>.<text:line-break/></text:p>
        </text:list-item>
        <text:list-item>
          <text:p text:style-name="P19">Launch the <text:span text:style-name="T1">TMV7</text:span> application.<text:line-break/></text:p>
        </text:list-item>
        <text:list-item>
          <text:p text:style-name="P19"><text:span text:style-name="T91">Reply to all prompts until the main </text:span><text:span text:style-name="T2">TMV7A form</text:span><text:span text:style-name="T91"> is displayed.</text:span><text:line-break/></text:p>
        </text:list-item>
        <text:list-item>
          <text:p text:style-name="P19"><text:span text:style-name="T77">Select the </text:span><text:span text:style-name="T2">Configure</text:span><text:span text:style-name="T77"> menu item.</text:span><text:span text:style-name="T76">.<text:line-break/></text:span></text:p>
        </text:list-item>
        <text:list-item>
          <text:p text:style-name="P20"><text:span text:style-name="T91">Ensure the </text:span><text:span text:style-name="T2">Configure</text:span><text:span text:style-name="T91"> form is displayed.<text:tab/><text:tab/><text:tab/><text:tab/><text:tab/><text:tab/><text:tab/><text:tab/>_____<text:line-break/></text:span></text:p>
        </text:list-item>
        <text:list-item>
          <text:p text:style-name="P21"><text:span text:style-name="T91">Ensure the </text:span><text:span text:style-name="T2">Title bar</text:span><text:span text:style-name="T91"> displays the text “</text:span><text:span text:style-name="T2">Configure TMV7 Default Values</text:span><text:span text:style-name="T91">”.<text:tab/><text:tab/><text:tab/>_____<text:line-break/><text:line-break/><text:line-break/></text:span><text:span text:style-name="T82">COM Port</text:span><text:span text:style-name="T83"> Panel</text:span><text:span text:style-name="T91"><text:line-break/></text:span></text:p>
        </text:list-item>
        <text:list-item>
          <text:p text:style-name="P20"><text:span text:style-name="T91">Ensure there is a </text:span><text:span text:style-name="T2">[COM Port]</text:span><text:span text:style-name="T91"> panel.<text:tab/><text:tab/><text:tab/><text:tab/><text:tab/><text:tab/><text:tab/><text:tab/>_____<text:line-break/></text:span></text:p>
        </text:list-item>
        <text:list-item>
          <text:p text:style-name="P24">Ensure there is a <text:span text:style-name="T1">Select COM Port</text:span> combo box on the panel.<text:tab/><text:tab/><text:tab/><text:tab/><text:tab/>_____<text:line-break/></text:p>
        </text:list-item>
        <text:list-item>
          <text:p text:style-name="P20"><text:span text:style-name="T91">Ensure the combo box:<text:line-break/><text:line-break/> <text:tab/>Is </text:span><text:span text:style-name="T2">enabled</text:span><text:span text:style-name="T91"><text:tab/><text:tab/><text:tab/><text:tab/><text:tab/><text:tab/><text:tab/><text:tab/><text:tab/><text:tab/>_____<text:line-break/><text:line-break/> <text:tab/></text:span><text:span text:style-name="T77">displays</text:span><text:span text:style-name="T91"> the digit “</text:span><text:span text:style-name="T2">1</text:span><text:span text:style-name="T91">”<text:tab/><text:tab/><text:tab/><text:tab/><text:tab/><text:tab/><text:tab/><text:tab/><text:tab/>_____<text:line-break/></text:span></text:p>
        </text:list-item>
        <text:list-item>
          <text:p text:style-name="P20"><text:span text:style-name="T91">Ensure there is a </text:span><text:span text:style-name="T2">1200 </text:span><text:span text:style-name="T91">radio button on the panel.<text:tab/><text:tab/><text:tab/><text:tab/><text:tab/><text:tab/>_____<text:line-break/></text:span></text:p>
        </text:list-item>
        <text:list-item>
          <text:p text:style-name="P20"><text:span text:style-name="T91">Ensure the radio button is:<text:line-break/><text:line-break/><text:tab/></text:span><text:span text:style-name="T2">Enabled</text:span><text:span text:style-name="T91"><text:tab/><text:tab/><text:tab/><text:tab/><text:tab/><text:tab/><text:tab/><text:tab/><text:tab/><text:tab/>_____<text:line-break/><text:line-break/><text:tab/></text:span><text:span text:style-name="T2">Deselected</text:span><text:span text:style-name="T91"><text:tab/><text:tab/><text:tab/><text:tab/><text:tab/><text:tab/><text:tab/><text:tab/><text:tab/><text:tab/>_____<text:line-break/></text:span></text:p>
        </text:list-item>
        <text:list-item>
          <text:p text:style-name="P20"><text:span text:style-name="T91">Ensure there is a </text:span><text:span text:style-name="T2">9600 </text:span><text:span text:style-name="T91">radio button on the panel.<text:tab/><text:tab/><text:tab/><text:tab/><text:tab/><text:tab/>_____<text:line-break/></text:span></text:p>
        </text:list-item>
        <text:list-item>
          <text:p text:style-name="P21"><text:span text:style-name="T91">Ensure the radio button is:<text:line-break/><text:line-break/> <text:tab/></text:span><text:span text:style-name="T2">Enabled</text:span><text:span text:style-name="T91"><text:tab/><text:tab/><text:tab/><text:tab/><text:tab/><text:tab/><text:tab/><text:tab/><text:tab/><text:tab/>_____<text:line-break/><text:line-break/> <text:tab/></text:span><text:span text:style-name="T3">S</text:span><text:span text:style-name="T2">elected</text:span><text:span text:style-name="T91"><text:tab/><text:tab/><text:tab/><text:tab/><text:tab/><text:tab/><text:tab/><text:tab/><text:tab/><text:tab/>_____<text:line-break/><text:line-break/><text:line-break/></text:span><text:span text:style-name="T84">UHF </text:span><text:span text:style-name="T87">Shift</text:span><text:span text:style-name="T84"> </text:span><text:span text:style-name="T87">Offset</text:span><text:span text:style-name="T82"> </text:span><text:span text:style-name="T83">Panel</text:span><text:span text:style-name="T94"><text:line-break/></text:span></text:p>
        </text:list-item>
        <text:list-item>
          <text:p text:style-name="P22"><text:soft-page-break/><text:span text:style-name="T92">Ensure there is a </text:span><text:span text:style-name="T3">[UHF </text:span><text:span text:style-name="T18">Repeater</text:span><text:span text:style-name="T3"> Offset]</text:span><text:span text:style-name="T92"> panel on the form.<text:tab/><text:tab/><text:tab/><text:tab/><text:tab/>_____<text:line-break/></text:span></text:p>
        </text:list-item>
        <text:list-item>
          <text:p text:style-name="P22"><text:span text:style-name="T92">Ensure there is a </text:span><text:span text:style-name="T3">5 MHz (</text:span><text:span text:style-name="T18">NA</text:span><text:span text:style-name="T3">)</text:span><text:span text:style-name="T92"> radio button on the panel.<text:tab/><text:tab/><text:tab/><text:tab/><text:tab/><text:tab/>_____<text:line-break/></text:span></text:p>
        </text:list-item>
        <text:list-item>
          <text:p text:style-name="P22"><text:span text:style-name="T92">Ensure the radio button is:<text:line-break/><text:line-break/><text:tab/></text:span><text:span text:style-name="T3">Enabled</text:span><text:span text:style-name="T92"><text:tab/><text:tab/><text:tab/><text:tab/><text:tab/><text:tab/><text:tab/><text:tab/><text:tab/><text:tab/>_____<text:line-break/><text:line-break/><text:tab/></text:span><text:span text:style-name="T102">Selected</text:span><text:span text:style-name="T92"><text:tab/><text:tab/><text:tab/><text:tab/><text:tab/><text:tab/><text:tab/><text:tab/><text:tab/><text:tab/>_____<text:line-break/></text:span></text:p>
        </text:list-item>
        <text:list-item>
          <text:p text:style-name="P22"><text:span text:style-name="T92">Ensure there is a </text:span><text:span text:style-name="T3">1.6 MHz (UK)</text:span><text:span text:style-name="T92"> radio button on the panel.<text:tab/><text:tab/><text:tab/><text:tab/><text:tab/>_____<text:line-break/></text:span></text:p>
        </text:list-item>
        <text:list-item>
          <text:p text:style-name="P21"><text:span text:style-name="T92">Ensure the radio button is:<text:line-break/><text:line-break/> <text:tab/></text:span><text:span text:style-name="T3">Enabled</text:span><text:span text:style-name="T92"><text:tab/><text:tab/><text:tab/><text:tab/><text:tab/><text:tab/><text:tab/><text:tab/><text:tab/><text:tab/>_____<text:line-break/><text:line-break/> <text:tab/></text:span><text:span text:style-name="T3">Deselected</text:span><text:span text:style-name="T92"><text:tab/><text:tab/><text:tab/><text:tab/><text:tab/><text:tab/><text:tab/><text:tab/><text:tab/><text:tab/>_____<text:line-break/><text:line-break/><text:line-break/> </text:span><text:span text:style-name="T96">Frequency Steps in kHz</text:span><text:span text:style-name="T95"> </text:span><text:span text:style-name="T94">Panel<text:line-break/></text:span></text:p>
        </text:list-item>
        <text:list-item>
          <text:p text:style-name="P22"><text:span text:style-name="T93">Ensure there is a </text:span><text:span text:style-name="T4">[Frequency Step in kHz]</text:span><text:span text:style-name="T93"> panel on the form.<text:tab/><text:tab/><text:tab/><text:tab/><text:tab/>_____</text:span><text:line-break/></text:p>
        </text:list-item>
        <text:list-item>
          <text:p text:style-name="P25">Ensure there is a <text:span text:style-name="T1">VHF</text:span> <text:span text:style-name="T105">list</text:span> box on the panel.<text:tab/><text:tab/><text:tab/><text:tab/><text:tab/><text:tab/><text:tab/>_____<text:line-break/></text:p>
        </text:list-item>
        <text:list-item>
          <text:p text:style-name="P25">Ensure the <text:span text:style-name="T18">VHF</text:span><text:span text:style-name="T105"> list</text:span> box is:<text:line-break/><text:line-break/> <text:span text:style-name="T1">enabled</text:span><text:tab/><text:tab/><text:tab/><text:tab/><text:tab/><text:tab/><text:tab/><text:tab/><text:tab/><text:tab/><text:tab/>_____<text:line-break/><text:line-break/><text:span text:style-name="T104">Displays </text:span><text:span text:style-name="T79">Frequency Step</text:span><text:span text:style-name="T17"> 5</text:span><text:span text:style-name="T104">.<text:tab/><text:tab/><text:tab/><text:tab/><text:tab/><text:tab/><text:tab/><text:tab/><text:tab/>_____</text:span><text:line-break/></text:p>
        </text:list-item>
        <text:list-item>
          <text:p text:style-name="P23"><text:span text:style-name="T93">Ensure there is a </text:span><text:span text:style-name="T4">UHF</text:span><text:span text:style-name="T93"> list box on the panel.<text:tab/><text:tab/><text:tab/><text:tab/><text:tab/><text:tab/><text:tab/>_____<text:line-break/></text:span></text:p>
        </text:list-item>
        <text:list-item>
          <text:p text:style-name="P25">Ensure the <text:span text:style-name="T18">VHF</text:span><text:span text:style-name="T105"> list</text:span> box is:<text:line-break/><text:line-break/><text:span text:style-name="T1">enabled</text:span><text:tab/><text:tab/><text:tab/><text:tab/><text:tab/><text:tab/><text:tab/><text:tab/><text:tab/><text:tab/><text:tab/>_____<text:line-break/><text:line-break/><text:span text:style-name="T104">D</text:span>isplays frequency step <text:span text:style-name="T1">25</text:span>.<text:tab/><text:tab/><text:tab/><text:tab/><text:tab/><text:tab/><text:tab/><text:tab/><text:tab/>_____<text:line-break/><text:line-break/><text:line-break/> <text:span text:style-name="T85">Colour Schemes</text:span><text:span text:style-name="T82"> </text:span><text:span text:style-name="T83">Panel</text:span><text:span text:style-name="T94"><text:line-break/></text:span></text:p>
        </text:list-item>
        <text:list-item>
          <text:p text:style-name="P25">Ensure there is a <text:span text:style-name="T1">[Colour Schemes]</text:span> panel on the form.<text:tab/><text:tab/><text:tab/><text:tab/><text:tab/><text:tab/>_____<text:line-break/></text:p>
        </text:list-item>
        <text:list-item>
          <text:p text:style-name="P25">Ensure there are <text:span text:style-name="T1">ten</text:span> radio buttons numbered <text:span text:style-name="T1">1 thru 10</text:span> on the panel.<text:tab/><text:tab/><text:tab/><text:tab/>_____<text:line-break/></text:p>
        </text:list-item>
        <text:list-item>
          <text:p text:style-name="P25">Ensure <text:span text:style-name="T1">all buttons</text:span> are <text:span text:style-name="T1">enabled</text:span>.<text:tab/><text:tab/><text:tab/><text:tab/><text:tab/><text:tab/><text:tab/><text:tab/>_____<text:line-break/></text:p>
        </text:list-item>
        <text:list-item>
          <text:p text:style-name="P25">Ensure <text:span text:style-name="T1">button 1</text:span> is selected.<text:tab/><text:tab/><text:tab/><text:tab/><text:tab/><text:tab/><text:tab/><text:tab/><text:tab/>_____<text:line-break/><text:soft-page-break/></text:p>
        </text:list-item>
        <text:list-item>
          <text:p text:style-name="P26">Ensure all other buttons are deselected.<text:tab/><text:tab/><text:tab/><text:tab/><text:tab/><text:tab/><text:tab/><text:tab/>_____<text:line-break/></text:p>
        </text:list-item>
        <text:list-item>
          <text:p text:style-name="P27">Ensure there is a <text:span text:style-name="T1">Blue LCD</text:span> on the panel.<text:tab/><text:tab/><text:tab/><text:tab/><text:tab/><text:tab/><text:tab/>_____<text:line-break/></text:p>
        </text:list-item>
        <text:list-item>
          <text:p text:style-name="P28">Ensure the text “<text:span text:style-name="T1">146.520</text:span>” and “<text:span text:style-name="T1">Colour Scheme</text:span>” appear <text:span text:style-name="T101">in </text:span><text:span text:style-name="T14">White</text:span><text:span text:style-name="T101"> </text:span>on the <text:span text:style-name="T1">LCD</text:span>.<text:tab/><text:tab/><text:tab/>_____<text:line-break/><text:line-break/><text:line-break/> <text:span text:style-name="T86">Action Buttons</text:span><text:span text:style-name="T94"><text:line-break/></text:span></text:p>
        </text:list-item>
        <text:list-item>
          <text:p text:style-name="P27">Ensure that the following <text:span text:style-name="T1">buttons</text:span> appear at the bottom of the form:<text:line-break/><text:line-break/> &lt;<text:span text:style-name="T1">Cancel</text:span>&gt;<text:tab/><text:span text:style-name="T9">En</text:span><text:span text:style-name="T1">abled</text:span><text:tab/><text:tab/><text:tab/><text:tab/><text:tab/><text:tab/><text:tab/><text:tab/><text:tab/>_____<text:line-break/><text:line-break/> &lt;<text:span text:style-name="T1">Reset</text:span>&gt;<text:tab/><text:span text:style-name="T1">Disabled</text:span><text:tab/><text:tab/><text:tab/><text:tab/><text:tab/><text:tab/><text:tab/><text:tab/><text:tab/>_____<text:line-break/><text:line-break/> &lt;<text:span text:style-name="T1">Save</text:span>&gt;<text:tab/><text:span text:style-name="T1">Disabled</text:span><text:tab/><text:tab/><text:tab/><text:tab/><text:tab/><text:tab/><text:tab/><text:tab/><text:tab/>_____<text:line-break/></text:p>
          <text:p text:style-name="P29"/>
          <text:p text:style-name="P7"><text:span text:style-name="T80">Tab Order</text:span><text:span text:style-name="T50"><text:line-break/></text:span></text:p>
          <text:p text:style-name="P31"/>
        </text:list-item>
        <text:list-item>
          <text:p text:style-name="P32"><text:span text:style-name="T101">Ensure the </text:span><text:span text:style-name="T14">Select COM Port</text:span><text:span text:style-name="T101"> combo box has the focus.<text:tab/><text:tab/><text:tab/><text:tab/><text:tab/><text:tab/>_____<text:line-break/></text:span></text:p>
        </text:list-item>
        <text:list-item>
          <text:p text:style-name="P32"><text:span text:style-name="T101">Select the &lt;</text:span><text:span text:style-name="T5">Tab</text:span><text:span text:style-name="T97">&gt; key.<text:line-break/></text:span></text:p>
        </text:list-item>
        <text:list-item>
          <text:p text:style-name="P31"><text:span text:style-name="T97">Ensure the focus moves to the </text:span><text:span text:style-name="T2">1200 </text:span><text:span text:style-name="T91">radio button.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33"><text:span text:style-name="T97">Ensure the focus moves to the </text:span><text:span text:style-name="T5">96</text:span><text:span text:style-name="T2">00 </text:span><text:span text:style-name="T91">radio button.<text:tab/><text:tab/><text:tab/><text:tab/><text:tab/><text:tab/>_____<text:line-break/></text:span></text:p>
        </text:list-item>
        <text:list-item>
          <text:p text:style-name="P32"><text:span text:style-name="T91">Select the &lt;</text:span><text:span text:style-name="T5">Tab</text:span><text:span text:style-name="T97">&gt; key.<text:line-break/></text:span></text:p>
        </text:list-item>
        <text:list-item>
          <text:p text:style-name="P34"><text:span text:style-name="T97">Ensure the focus moves to the </text:span><text:span text:style-name="T3">5 MHz (US)</text:span><text:span text:style-name="T92"> radio button.<text:tab/><text:tab/><text:tab/><text:tab/><text:tab/><text:tab/>_____<text:line-break/></text:span></text:p>
        </text:list-item>
        <text:list-item>
          <text:p text:style-name="P32"><text:span text:style-name="T92">Select the &lt;</text:span><text:span text:style-name="T5">Tab</text:span><text:span text:style-name="T97">&gt; key.</text:span></text:p>
          <text:p text:style-name="P10"/>
        </text:list-item>
        <text:list-item>
          <text:p text:style-name="P34"><text:span text:style-name="T97">Ensure the focus moves to the </text:span><text:span text:style-name="T5">1.6</text:span><text:span text:style-name="T3"> MHz (U</text:span><text:span text:style-name="T6">K</text:span><text:span text:style-name="T3">)</text:span><text:span text:style-name="T92"> radio button.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9"><text:span text:style-name="T97">Ensure the focus moves to the </text:span><text:span text:style-name="T9">V</text:span><text:span text:style-name="T5">HF</text:span><text:span text:style-name="T97"> list box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1"><text:span text:style-name="T97">Ensure the focus moves to the </text:span><text:span text:style-name="T9">U</text:span><text:span text:style-name="T5">HF</text:span><text:span text:style-name="T97"> list box.<text:tab/><text:tab/><text:tab/><text:tab/><text:tab/><text:tab/><text:tab/>_____<text:line-break/></text:span><text:soft-page-break/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2"><text:span text:style-name="T97">Ensure the focus moves to the </text:span><text:span text:style-name="T5">1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2"><text:span text:style-name="T97">Ensure the focus moves to the </text:span><text:span text:style-name="T7">2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2"><text:span text:style-name="T97">Ensure the focus moves to the </text:span><text:span text:style-name="T7">3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2"><text:span text:style-name="T97">Ensure the focus moves to the </text:span><text:span text:style-name="T7">4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7">5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8">6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8">7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8">8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8">9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13"><text:span text:style-name="T97">Ensure the focus moves to the </text:span><text:span text:style-name="T8">10</text:span><text:span text:style-name="T97"> radio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9"><text:span text:style-name="T98">Ensure the focus moves to the &lt;</text:span><text:span text:style-name="T8">Cancel</text:span><text:span text:style-name="T98">&gt; button.<text:tab/><text:tab/><text:tab/><text:tab/><text:tab/><text:tab/><text:tab/>_____<text:line-break/></text:span></text:p>
        </text:list-item>
        <text:list-item>
          <text:p text:style-name="P9"><text:span text:style-name="T97">Select the &lt;</text:span><text:span text:style-name="T5">Tab</text:span><text:span text:style-name="T97">&gt; key.<text:line-break/></text:span></text:p>
        </text:list-item>
        <text:list-item>
          <text:p text:style-name="P9"><text:span text:style-name="T98">Ensure the focus moves to the </text:span><text:span text:style-name="T8">Select COM Port</text:span><text:span text:style-name="T98"> combo box.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 &lt;</text:span><text:span text:style-name="T14">Cancel</text:span><text:span text:style-name="T98">&gt;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8">10</text:span><text:span text:style-name="T98"> radio button.<text:tab/><text:tab/><text:tab/><text:tab/><text:tab/><text:tab/><text:tab/>_____<text:line-break/></text:span><text:soft-page-break/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9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8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7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6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5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4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3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9"><text:span text:style-name="T98">Ensure the focus moves to the</text:span><text:span text:style-name="T14">2</text:span><text:span text:style-name="T98"> radio button.<text:tab/><text:tab/><text:tab/><text:tab/><text:tab/><text:tab/><text:tab/>_____<text:line-break/></text:span></text:p>
        </text:list-item>
        <text:list-item>
          <text:p text:style-name="P9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</text:span><text:span text:style-name="T14">1</text:span><text:span text:style-name="T98"> radio button.<text:tab/><text:tab/><text:tab/><text:tab/><text:tab/><text:tab/><text:tab/>_____<text:line-break/></text:span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8">UHF</text:span><text:span text:style-name="T98"> list box.<text:tab/><text:tab/><text:tab/><text:tab/><text:tab/><text:tab/><text:tab/>_____<text:line-break/></text:span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15">V</text:span><text:span text:style-name="T8">HF</text:span><text:span text:style-name="T98"> list box.<text:tab/><text:tab/><text:tab/><text:tab/><text:tab/><text:tab/><text:tab/>_____<text:line-break/></text:span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8">1.6 MHz (UK)</text:span><text:span text:style-name="T98"> radio button.<text:tab/><text:tab/><text:tab/><text:tab/><text:tab/>_____</text:span><text:line-break/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15">5</text:span><text:span text:style-name="T8"> MHz (</text:span><text:span text:style-name="T20">NA</text:span><text:span text:style-name="T8">)</text:span><text:span text:style-name="T98"> radio button.<text:tab/><text:tab/><text:tab/><text:tab/><text:tab/><text:tab/>_____</text:span><text:line-break/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15">9600 </text:span><text:span text:style-name="T98">radio button.<text:tab/><text:tab/><text:tab/><text:tab/><text:tab/><text:tab/>_____</text:span><text:line-break/><text:soft-page-break/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 </text:span><text:span text:style-name="T15">1200 </text:span><text:span text:style-name="T98">radio button.<text:tab/><text:tab/><text:tab/><text:tab/><text:tab/><text:tab/>_____</text:span><text:line-break/></text:p>
        </text:list-item>
        <text:list-item>
          <text:p text:style-name="P14"><text:span text:style-name="T101">Select the &lt;</text:span><text:span text:style-name="T14">Shift-Tab</text:span><text:span text:style-name="T101">&gt; keys.<text:line-break/></text:span></text:p>
        </text:list-item>
        <text:list-item>
          <text:p text:style-name="P14"><text:span text:style-name="T98">Ensure the focus moves to the</text:span><text:span text:style-name="T8"> Select COM Port</text:span><text:span text:style-name="T98"> combo box.<text:tab/><text:tab/><text:tab/><text:tab/><text:tab/>_____<text:line-break/></text:span></text:p>
          <text:p text:style-name="P15"/>
          <text:p text:style-name="P8">Field Validation<text:line-break/></text:p>
        </text:list-item>
      </text:list>
      <text:h text:style-name="P18" text:outline-level="2"><text:span text:style-name="T99">COM Port</text:span> Panel<text:span text:style-name="T76"><text:line-break/></text:span></text:h>
      <text:list xml:id="list123142962168840" text:continue-numbering="true" text:style-name="L1">
        <text:list-item>
          <text:p text:style-name="P35">Ensure the <text:span text:style-name="T10">Select COM Port </text:span><text:span text:style-name="T99">combo box dislays the digit </text:span><text:span text:style-name="T10">1</text:span><text:span text:style-name="T99">.</text:span><text:tab/><text:tab/><text:tab/><text:tab/><text:tab/>_____<text:line-break/></text:p>
        </text:list-item>
        <text:list-item>
          <text:p text:style-name="P36"><text:span text:style-name="T99">Select the </text:span><text:span text:style-name="T10">Up-Arrow</text:span><text:span text:style-name="T99"> of the combo box.<text:line-break/></text:span></text:p>
        </text:list-item>
        <text:list-item>
          <text:p text:style-name="P36"><text:span text:style-name="T99">Ensure the digit changes to </text:span><text:span text:style-name="T10">2</text:span><text:span text:style-name="T99">.</text:span><text:tab/><text:tab/><text:tab/><text:tab/><text:tab/><text:tab/><text:tab/><text:tab/><text:tab/>_____<text:line-break/></text:p>
        </text:list-item>
        <text:list-item>
          <text:p text:style-name="P39">Select the <text:span text:style-name="T1">Up-Arrow</text:span> until the digit <text:span text:style-name="T1">stops changing</text:span>.<text:line-break/></text:p>
        </text:list-item>
        <text:list-item>
          <text:p text:style-name="P39">Ensure the digit is <text:span text:style-name="T1">32</text:span>.<text:tab/><text:tab/><text:tab/><text:tab/><text:tab/><text:tab/><text:tab/><text:tab/><text:tab/><text:tab/>_____<text:line-break/></text:p>
        </text:list-item>
        <text:list-item>
          <text:p text:style-name="P39">Select the <text:span text:style-name="T1">Up-Arrow</text:span> of the combo box again.<text:line-break/></text:p>
        </text:list-item>
        <text:list-item>
          <text:p text:style-name="P39">Ensure the digit <text:span text:style-name="T1">does not </text:span>change.<text:tab/><text:tab/><text:tab/><text:tab/><text:tab/><text:tab/><text:tab/><text:tab/>_____<text:line-break/></text:p>
        </text:list-item>
        <text:list-item>
          <text:p text:style-name="P36"><text:span text:style-name="T99">Select the </text:span><text:span text:style-name="T10">Down-Arrow</text:span><text:span text:style-name="T99"> of the combo box.<text:line-break/></text:span></text:p>
        </text:list-item>
        <text:list-item>
          <text:p text:style-name="P39">Ensure the digit <text:span text:style-name="T106">changes to </text:span><text:span text:style-name="T19">31</text:span><text:span text:style-name="T106">.<text:tab/></text:span><text:tab/><text:tab/><text:tab/><text:tab/><text:tab/><text:tab/><text:tab/><text:tab/>_____<text:line-break/></text:p>
        </text:list-item>
        <text:list-item>
          <text:p text:style-name="P39">Select the <text:span text:style-name="T1">Down-Arrow</text:span> until the digit <text:span text:style-name="T1">stops changing</text:span>.<text:line-break/></text:p>
        </text:list-item>
        <text:list-item>
          <text:p text:style-name="P36"><text:span text:style-name="T99">Ensure the digit changes is </text:span><text:span text:style-name="T10">1</text:span><text:span text:style-name="T99">.</text:span><text:tab/><text:tab/><text:tab/><text:tab/><text:tab/><text:tab/><text:tab/><text:tab/><text:tab/>_____<text:line-break/></text:p>
        </text:list-item>
        <text:list-item>
          <text:p text:style-name="P36"><text:span text:style-name="T99">Select the </text:span><text:span text:style-name="T10">Down-Arrow</text:span><text:span text:style-name="T99"> of the combo box again.<text:line-break/></text:span></text:p>
        </text:list-item>
        <text:list-item>
          <text:p text:style-name="P36"><text:span text:style-name="T99">Ensure the digit </text:span><text:span text:style-name="T10">does not</text:span><text:span text:style-name="T99"> change <text:tab/><text:tab/><text:tab/><text:tab/><text:tab/></text:span><text:tab/><text:tab/><text:tab/>_____<text:line-break/></text:p>
        </text:list-item>
      </text:list>
      <text:h text:style-name="P17" text:outline-level="2"><text:span text:style-name="T1"><text:s/></text:span><text:span text:style-name="T11">Frequency Step in Hz </text:span><text:span text:style-name="T1">Panel</text:span><text:line-break/></text:h>
      <text:list xml:id="list123142962166190" text:continue-numbering="true" text:style-name="L1">
        <text:list-item>
          <text:p text:style-name="P37"><text:span text:style-name="T100">Select the </text:span><text:span text:style-name="T12">Down-Arrow</text:span><text:span text:style-name="T100"> of the </text:span><text:span text:style-name="T12">VHF</text:span><text:span text:style-name="T100"> list box.<text:line-break/></text:span></text:p>
        </text:list-item>
        <text:list-item>
          <text:p text:style-name="P37"><text:soft-page-break/><text:span text:style-name="T100">Ensure the </text:span><text:span text:style-name="T12">Drop-Down</text:span><text:span text:style-name="T100"> list displays the following entries:<text:line-break/><text:line-break/></text:span><text:span text:style-name="T12">6.25<text:tab/><text:tab/><text:tab/><text:tab/><text:tab/><text:tab/><text:tab/><text:tab/><text:tab/><text:tab/><text:tab/><text:tab/>_____<text:line-break/>10<text:tab/><text:tab/><text:tab/><text:tab/><text:tab/><text:tab/><text:tab/><text:tab/><text:tab/><text:tab/><text:tab/><text:tab/>_____<text:line-break/>12.5<text:tab/><text:tab/><text:tab/><text:tab/><text:tab/><text:tab/><text:tab/><text:tab/><text:tab/><text:tab/><text:tab/><text:tab/>_____<text:line-break/>15<text:tab/><text:tab/><text:tab/><text:tab/><text:tab/><text:tab/><text:tab/><text:tab/><text:tab/><text:tab/><text:tab/><text:tab/>_____<text:line-break/></text:span><text:span text:style-name="T13">20<text:tab/><text:tab/><text:tab/><text:tab/><text:tab/><text:tab/><text:tab/><text:tab/><text:tab/><text:tab/><text:tab/><text:tab/>_____<text:line-break/>25<text:tab/><text:tab/><text:tab/><text:tab/><text:tab/><text:tab/><text:tab/><text:tab/><text:tab/><text:tab/><text:tab/><text:tab/>_____<text:line-break/>30<text:tab/><text:tab/><text:tab/><text:tab/><text:tab/><text:tab/><text:tab/><text:tab/><text:tab/><text:tab/><text:tab/><text:tab/>_____<text:line-break/>50<text:tab/><text:tab/><text:tab/><text:tab/><text:tab/><text:tab/><text:tab/><text:tab/><text:tab/><text:tab/><text:tab/><text:tab/>_____</text:span><text:span text:style-name="T12"><text:line-break/></text:span></text:p>
        </text:list-item>
        <text:list-item>
          <text:p text:style-name="P38"><text:span text:style-name="T100">Select the </text:span><text:span text:style-name="T12">Down-Arrow</text:span><text:span text:style-name="T100"> of the </text:span><text:span text:style-name="T12">UHF</text:span><text:span text:style-name="T100"> list box.</text:span><text:span text:style-name="T12"><text:line-break/></text:span></text:p>
        </text:list-item>
        <text:list-item>
          <text:p text:style-name="P66"><text:span text:style-name="T23">Ensure the </text:span><text:span text:style-name="T34">Drop-Down list</text:span><text:span text:style-name="T23"> displays the following entries:<text:line-break/><text:line-break/></text:span><text:span text:style-name="T34">6.25<text:tab/><text:tab/><text:tab/><text:tab/><text:tab/><text:tab/><text:tab/><text:tab/><text:tab/><text:tab/><text:tab/><text:tab/>_____<text:line-break/>10<text:tab/><text:tab/><text:tab/><text:tab/><text:tab/><text:tab/><text:tab/><text:tab/><text:tab/><text:tab/><text:tab/><text:tab/>_____<text:line-break/>12.5<text:tab/><text:tab/><text:tab/><text:tab/><text:tab/><text:tab/><text:tab/><text:tab/><text:tab/><text:tab/><text:tab/><text:tab/>_____<text:line-break/>15<text:tab/><text:tab/><text:tab/><text:tab/><text:tab/><text:tab/><text:tab/><text:tab/><text:tab/><text:tab/><text:tab/><text:tab/>_____<text:line-break/></text:span><text:span text:style-name="T35">20<text:tab/><text:tab/><text:tab/><text:tab/><text:tab/><text:tab/><text:tab/><text:tab/><text:tab/><text:tab/><text:tab/><text:tab/>_____<text:line-break/>25<text:tab/><text:tab/><text:tab/><text:tab/><text:tab/><text:tab/><text:tab/><text:tab/><text:tab/><text:tab/><text:tab/><text:tab/>_____<text:line-break/>30<text:tab/><text:tab/><text:tab/><text:tab/><text:tab/><text:tab/><text:tab/><text:tab/><text:tab/><text:tab/><text:tab/><text:tab/>_____<text:line-break/>50<text:tab/><text:tab/><text:tab/><text:tab/><text:tab/><text:tab/><text:tab/><text:tab/><text:tab/><text:tab/><text:tab/><text:tab/>_____</text:span><text:span text:style-name="T34"><text:line-break/></text:span><text:span text:style-name="T22"><text:line-break/><text:line-break/></text:span><text:span text:style-name="T63">Colour Schemes Panel</text:span><text:span text:style-name="T62"><text:line-break/></text:span></text:p>
        </text:list-item>
        <text:list-item>
          <text:p text:style-name="P85"><text:span text:style-name="T72">Select the </text:span><text:span text:style-name="T73">2</text:span><text:span text:style-name="T72"> radio button.<text:line-break/></text:span></text:p>
        </text:list-item>
        <text:list-item>
          <text:p text:style-name="P58">Ensure all other radio buttons are deselected.<text:line-break/></text:p>
        </text:list-item>
        <text:list-item>
          <text:p text:style-name="P66"><text:span text:style-name="T51">Ensure the </text:span><text:span text:style-name="T52">LCD panel</text:span><text:span text:style-name="T51"> colour is </text:span><text:span text:style-name="T52">White</text:span><text:span text:style-name="T51">.<text:tab/><text:tab/><text:tab/><text:tab/><text:tab/><text:tab/><text:tab/><text:tab/>_____<text:line-break/></text:span></text:p>
        </text:list-item>
        <text:list-item>
          <text:p text:style-name="P90"><text:span text:style-name="T51">Ensure the </text:span><text:span text:style-name="T53">Text</text:span><text:span text:style-name="T51"> colour is </text:span><text:span text:style-name="T52">Blue</text:span><text:span text:style-name="T51">. <text:tab/><text:tab/><text:tab/><text:tab/><text:tab/><text:tab/><text:tab/><text:tab/><text:tab/>_____<text:line-break/></text:span></text:p>
        </text:list-item>
        <text:list-item>
          <text:p text:style-name="P85"><text:span text:style-name="T72">Select the </text:span><text:span text:style-name="T73">3</text:span><text:span text:style-name="T72"> radio button.<text:line-break/></text:span></text:p>
        </text:list-item>
        <text:list-item>
          <text:p text:style-name="P58">Ensure all other radio buttons are deselected.<text:tab/><text:tab/><text:tab/><text:tab/><text:tab/><text:tab/><text:tab/>_____<text:line-break/></text:p>
        </text:list-item>
        <text:list-item>
          <text:p text:style-name="P66"><text:span text:style-name="T51">Ensure the </text:span><text:span text:style-name="T52">LCD panel </text:span><text:span text:style-name="T51">colour is </text:span><text:span text:style-name="T54">Blue</text:span><text:span text:style-name="T51">.<text:tab/><text:tab/><text:tab/><text:tab/><text:tab/><text:tab/><text:tab/><text:tab/>_____<text:line-break/></text:span></text:p>
        </text:list-item>
        <text:list-item>
          <text:p text:style-name="P90"><text:span text:style-name="T51">Ensure the </text:span><text:span text:style-name="T53">Text</text:span><text:span text:style-name="T51"> colour is </text:span><text:span text:style-name="T54">Yellow</text:span><text:span text:style-name="T51">.<text:tab/><text:tab/><text:tab/><text:tab/><text:tab/><text:tab/><text:tab/><text:tab/>_____<text:line-break/></text:span></text:p>
        </text:list-item>
        <text:list-item>
          <text:p text:style-name="P88"><text:span text:style-name="T72">Select the </text:span><text:span text:style-name="T74">4</text:span><text:span text:style-name="T72"> radio button.<text:line-break/></text:span></text:p>
        </text:list-item>
        <text:list-item>
          <text:p text:style-name="P59">Ensure all other radio buttons are deselected.<text:tab/><text:tab/><text:tab/><text:tab/><text:tab/><text:tab/><text:tab/>_____<text:line-break/></text:p>
        </text:list-item>
        <text:list-item>
          <text:p text:style-name="P67"><text:span text:style-name="T51">Ensure the </text:span><text:span text:style-name="T52">LCD panel </text:span><text:span text:style-name="T51">colour is </text:span><text:span text:style-name="T54">Yellow</text:span><text:span text:style-name="T51">.<text:tab/><text:tab/><text:tab/><text:tab/><text:tab/><text:tab/><text:tab/><text:tab/>_____<text:line-break/></text:span><text:soft-page-break/></text:p>
        </text:list-item>
        <text:list-item>
          <text:p text:style-name="P97"><text:span text:style-name="T51">Ensure the </text:span><text:span text:style-name="T53">Text</text:span><text:span text:style-name="T51"> colour is </text:span><text:span text:style-name="T52">Blue</text:span><text:span text:style-name="T51">. <text:tab/><text:tab/><text:tab/><text:tab/><text:tab/><text:tab/><text:tab/><text:tab/><text:tab/>_____<text:line-break/></text:span></text:p>
        </text:list-item>
        <text:list-item>
          <text:p text:style-name="P89"><text:span text:style-name="T72">Select the </text:span><text:span text:style-name="T75">5</text:span><text:span text:style-name="T72"> radio button.<text:line-break/></text:span></text:p>
        </text:list-item>
        <text:list-item>
          <text:p text:style-name="P60">Ensure all other radio buttons are deselected.<text:tab/><text:tab/><text:tab/><text:tab/><text:tab/><text:tab/><text:tab/>_____<text:line-break/></text:p>
        </text:list-item>
        <text:list-item>
          <text:p text:style-name="P68"><text:span text:style-name="T51">Ensure the </text:span><text:span text:style-name="T52">LCD panel </text:span><text:span text:style-name="T51">colour is </text:span><text:span text:style-name="T55">Black</text:span><text:span text:style-name="T51">.<text:tab/><text:tab/><text:tab/><text:tab/><text:tab/><text:tab/><text:tab/><text:tab/>_____<text:line-break/></text:span></text:p>
        </text:list-item>
        <text:list-item>
          <text:p text:style-name="P91"><text:span text:style-name="T51">Ensure the </text:span><text:span text:style-name="T53">Text</text:span><text:span text:style-name="T51"> colour is </text:span><text:span text:style-name="T55">Orange</text:span><text:span text:style-name="T51">.<text:tab/><text:tab/><text:tab/><text:tab/><text:tab/><text:tab/><text:tab/><text:tab/>_____<text:line-break/></text:span></text:p>
        </text:list-item>
        <text:list-item>
          <text:p text:style-name="P98"><text:span text:style-name="T51">Select the </text:span><text:span text:style-name="T55">6</text:span><text:span text:style-name="T51"> radio button.<text:line-break/></text:span></text:p>
        </text:list-item>
        <text:list-item>
          <text:p text:style-name="P61">Ensure all other radio buttons are deselected.<text:tab/><text:tab/><text:tab/><text:tab/><text:tab/><text:tab/><text:tab/>_____<text:line-break/></text:p>
        </text:list-item>
        <text:list-item>
          <text:p text:style-name="P69"><text:span text:style-name="T51">Ensure the </text:span><text:span text:style-name="T52">LCD panel </text:span><text:span text:style-name="T51">colour is </text:span><text:span text:style-name="T56">Orange</text:span><text:span text:style-name="T51">.<text:tab/><text:tab/><text:tab/><text:tab/><text:tab/><text:tab/><text:tab/>_____<text:line-break/></text:span></text:p>
        </text:list-item>
        <text:list-item>
          <text:p text:style-name="P92"><text:span text:style-name="T51">Ensure the </text:span><text:span text:style-name="T53">Text</text:span><text:span text:style-name="T51"> colour is </text:span><text:span text:style-name="T56">Black</text:span><text:span text:style-name="T51">.<text:tab/><text:tab/><text:tab/><text:tab/><text:tab/><text:tab/><text:tab/><text:tab/>_____<text:line-break/></text:span></text:p>
        </text:list-item>
        <text:list-item>
          <text:p text:style-name="P93"><text:span text:style-name="T51">Select the </text:span><text:span text:style-name="T57">7</text:span><text:span text:style-name="T51"> radio button.<text:line-break/></text:span></text:p>
        </text:list-item>
        <text:list-item>
          <text:p text:style-name="P62">Ensure all other radio buttons are deselected.<text:tab/><text:tab/><text:tab/><text:tab/><text:tab/><text:tab/><text:tab/>_____<text:line-break/></text:p>
        </text:list-item>
        <text:list-item>
          <text:p text:style-name="P70"><text:span text:style-name="T51">Ensure the </text:span><text:span text:style-name="T52">LCD panel </text:span><text:span text:style-name="T51">colour is </text:span><text:span text:style-name="T57">Black</text:span><text:span text:style-name="T51">.<text:tab/><text:tab/><text:tab/><text:tab/><text:tab/><text:tab/><text:tab/><text:tab/>_____<text:line-break/></text:span></text:p>
        </text:list-item>
        <text:list-item>
          <text:p text:style-name="P99"><text:span text:style-name="T51">Ensure the </text:span><text:span text:style-name="T53">Text</text:span><text:span text:style-name="T51"> colour is </text:span><text:span text:style-name="T58">Geen</text:span><text:span text:style-name="T51">.<text:tab/><text:tab/><text:tab/><text:tab/><text:tab/><text:tab/><text:tab/><text:tab/><text:tab/>_____<text:line-break/></text:span></text:p>
        </text:list-item>
        <text:list-item>
          <text:p text:style-name="P94"><text:span text:style-name="T51">Select the </text:span><text:span text:style-name="T58">8</text:span><text:span text:style-name="T51"> radio button.<text:line-break/></text:span></text:p>
        </text:list-item>
        <text:list-item>
          <text:p text:style-name="P63">Ensure all other radio buttons are deselected.<text:tab/><text:tab/><text:tab/><text:tab/><text:tab/><text:tab/><text:tab/>_____<text:line-break/></text:p>
        </text:list-item>
        <text:list-item>
          <text:p text:style-name="P71"><text:span text:style-name="T51">Ensure the </text:span><text:span text:style-name="T52">LCD panel </text:span><text:span text:style-name="T51">colour is </text:span><text:span text:style-name="T58">Green</text:span><text:span text:style-name="T51">.<text:tab/><text:tab/><text:tab/><text:tab/><text:tab/><text:tab/><text:tab/><text:tab/>_____<text:line-break/></text:span></text:p>
        </text:list-item>
        <text:list-item>
          <text:p text:style-name="P100"><text:span text:style-name="T51">Ensure the </text:span><text:span text:style-name="T53">Text</text:span><text:span text:style-name="T51"> colour is </text:span><text:span text:style-name="T58">Black</text:span><text:span text:style-name="T51">.<text:tab/><text:tab/><text:tab/><text:tab/><text:tab/><text:tab/><text:tab/><text:tab/>_____<text:line-break/></text:span></text:p>
        </text:list-item>
        <text:list-item>
          <text:p text:style-name="P95"><text:span text:style-name="T51">Select the </text:span><text:span text:style-name="T59">9</text:span><text:span text:style-name="T51"> radio button.<text:line-break/></text:span></text:p>
        </text:list-item>
        <text:list-item>
          <text:p text:style-name="P64">Ensure all other radio buttons are deselected.<text:tab/><text:tab/><text:tab/><text:tab/><text:tab/><text:tab/><text:tab/>_____<text:line-break/></text:p>
        </text:list-item>
        <text:list-item>
          <text:p text:style-name="P72"><text:span text:style-name="T51">Ensure the </text:span><text:span text:style-name="T52">LCD panel </text:span><text:span text:style-name="T51">colour is </text:span><text:span text:style-name="T59">Black</text:span><text:span text:style-name="T51">.<text:tab/><text:tab/><text:tab/><text:tab/><text:tab/><text:tab/><text:tab/><text:tab/>_____<text:line-break/></text:span></text:p>
        </text:list-item>
        <text:list-item>
          <text:p text:style-name="P101"><text:span text:style-name="T51">Ensure the </text:span><text:span text:style-name="T53">Text</text:span><text:span text:style-name="T51"> colour is </text:span><text:span text:style-name="T59">White</text:span><text:span text:style-name="T51">.<text:tab/><text:tab/><text:tab/><text:tab/><text:tab/><text:tab/><text:tab/><text:tab/>_____<text:line-break/></text:span><text:soft-page-break/></text:p>
        </text:list-item>
        <text:list-item>
          <text:p text:style-name="P96"><text:span text:style-name="T51">Select the </text:span><text:span text:style-name="T60">10</text:span><text:span text:style-name="T51"> radio button.<text:line-break/></text:span></text:p>
        </text:list-item>
        <text:list-item>
          <text:p text:style-name="P65">Ensure all other radio buttons are deselected.<text:tab/><text:tab/><text:tab/><text:tab/><text:tab/><text:tab/><text:tab/>_____<text:line-break/></text:p>
        </text:list-item>
        <text:list-item>
          <text:p text:style-name="P73"><text:span text:style-name="T51">Ensure the </text:span><text:span text:style-name="T52">LCD panel </text:span><text:span text:style-name="T51">colour is </text:span><text:span text:style-name="T60">White</text:span><text:span text:style-name="T51">.<text:tab/><text:tab/><text:tab/><text:tab/><text:tab/><text:tab/><text:tab/><text:tab/>_____<text:line-break/></text:span></text:p>
        </text:list-item>
        <text:list-item>
          <text:p text:style-name="P102"><text:span text:style-name="T51">Ensure the </text:span><text:span text:style-name="T53">Text</text:span><text:span text:style-name="T51"> colour is </text:span><text:span text:style-name="T58">Black</text:span><text:span text:style-name="T51">.<text:tab/><text:tab/><text:tab/><text:tab/><text:tab/><text:tab/><text:tab/><text:tab/>_____<text:line-break/></text:span></text:p>
        </text:list-item>
        <text:list-item>
          <text:p text:style-name="P102"><text:span text:style-name="T51">Select the </text:span><text:span text:style-name="T60">1</text:span><text:span text:style-name="T51"> radio button.<text:line-break/><text:line-break/></text:span><text:span text:style-name="T62"><text:tab/><text:tab/><text:tab/><text:tab/><text:tab/><text:tab/><text:tab/><text:tab/></text:span><text:span text:style-name="T22"><text:line-break/></text:span><text:span text:style-name="T64">Action Buttons</text:span><text:span text:style-name="T1"><text:line-break/></text:span></text:p>
        </text:list-item>
        <text:list-item>
          <text:p text:style-name="P74"><text:span text:style-name="T24">Ensure the Action buttons are:<text:line-break/><text:line-break/>&lt;</text:span><text:span text:style-name="T38">Cancel</text:span><text:span text:style-name="T24">&gt;<text:tab/>enabled<text:tab/><text:tab/><text:tab/><text:tab/><text:tab/><text:tab/><text:tab/><text:tab/><text:tab/><text:tab/>_____<text:line-break/>&lt;</text:span><text:span text:style-name="T38">Reset</text:span><text:span text:style-name="T24">&gt;<text:tab/>disabled<text:tab/><text:tab/><text:tab/><text:tab/><text:tab/><text:tab/><text:tab/><text:tab/><text:tab/>_____<text:line-break/>&lt;</text:span><text:span text:style-name="T38">Save</text:span><text:span text:style-name="T24">&gt;<text:tab/><text:tab/>disabled<text:tab/><text:tab/><text:tab/><text:tab/><text:tab/><text:tab/><text:tab/><text:tab/><text:tab/>_____<text:line-break/></text:span></text:p>
        </text:list-item>
        <text:list-item>
          <text:p text:style-name="P75"><text:span text:style-name="T24">Change the </text:span><text:span text:style-name="T38">COM Port</text:span><text:span text:style-name="T24"> to 2.<text:line-break/></text:span></text:p>
        </text:list-item>
        <text:list-item>
          <text:p text:style-name="P40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5">Ensure the &lt;<text:span text:style-name="T1">Save</text:span>&gt; button has the focus.<text:tab/><text:tab/><text:tab/><text:tab/><text:tab/><text:tab/><text:tab/>_____<text:line-break/></text:p>
        </text:list-item>
        <text:list-item>
          <text:p text:style-name="P76"><text:span text:style-name="T24">C</text:span><text:span text:style-name="T25">hange the </text:span><text:span text:style-name="T36">COM Port</text:span><text:span text:style-name="T25"> back to 1.<text:line-break/></text:span></text:p>
        </text:list-item>
        <text:list-item>
          <text:p text:style-name="P41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46">Select <text:span text:style-name="T16">1200</text:span> Baud.<text:line-break/></text:p>
        </text:list-item>
        <text:list-item>
          <text:p text:style-name="P41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6">Select <text:span text:style-name="T16">9600</text:span> Baud.<text:line-break/><text:soft-page-break/></text:p>
        </text:list-item>
        <text:list-item>
          <text:p text:style-name="P41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47">Select <text:span text:style-name="T1">1.6 MHz</text:span> Offset.<text:line-break/></text:p>
        </text:list-item>
        <text:list-item>
          <text:p text:style-name="P42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7">Select <text:span text:style-name="T1">5 MHz</text:span> Offset.<text:line-break/></text:p>
        </text:list-item>
        <text:list-item>
          <text:p text:style-name="P42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48">Select<text:span text:style-name="T1"> VHF Frequency Step</text:span> 15.<text:line-break/></text:p>
        </text:list-item>
        <text:list-item>
          <text:p text:style-name="P43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8">Select <text:span text:style-name="T1">VHF Frequency Step 5</text:span>.<text:line-break/></text:p>
        </text:list-item>
        <text:list-item>
          <text:p text:style-name="P43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48">Select <text:span text:style-name="T1">UHF Frequency Step</text:span> 50.<text:line-break/></text:p>
        </text:list-item>
        <text:list-item>
          <text:p text:style-name="P43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8">Select <text:span text:style-name="T1">UHF Frequency Step</text:span> 25.<text:line-break/></text:p>
        </text:list-item>
        <text:list-item>
          <text:p text:style-name="P43">Ensure the Action buttons are:<text:line-break/><text:soft-pag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48">Select <text:span text:style-name="T1">Coulour Scheme</text:span> 10.<text:line-break/></text:p>
        </text:list-item>
        <text:list-item>
          <text:p text:style-name="P43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8">Select <text:span text:style-name="T1">Colour Scheme 1</text:span>.<text:line-break/></text:p>
        </text:list-item>
        <text:list-item>
          <text:p text:style-name="P43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disabled<text:tab/><text:tab/><text:tab/><text:tab/><text:tab/><text:tab/><text:tab/><text:tab/><text:tab/>_____<text:line-break/>&lt;<text:span text:style-name="T1">Save</text:span>&gt;<text:tab/><text:tab/>disabled<text:tab/><text:tab/><text:tab/><text:tab/><text:tab/><text:tab/><text:tab/><text:tab/><text:tab/>_____<text:line-break/></text:p>
        </text:list-item>
        <text:list-item>
          <text:p text:style-name="P77"><text:span text:style-name="T26">Select the following data items:<text:line-break/><text:line-break/>COM Port<text:tab/><text:tab/></text:span><text:span text:style-name="T37">2</text:span><text:span text:style-name="T26"><text:line-break/>Baud Rate <text:tab/><text:tab/></text:span><text:span text:style-name="T37">1200</text:span><text:span text:style-name="T26"><text:line-break/>Repeater Offset <text:tab/></text:span><text:span text:style-name="T37">1.6 MHz</text:span><text:span text:style-name="T26"><text:line-break/>VHF Frequency Step<text:tab/></text:span><text:span text:style-name="T37">10</text:span><text:span text:style-name="T26"><text:line-break/>UHF Frequency Step<text:tab/></text:span><text:span text:style-name="T37">30</text:span><text:span text:style-name="T22"><text:line-break/></text:span><text:span text:style-name="T26">Colour Scheme<text:tab/><text:tab/></text:span><text:span text:style-name="T37">5</text:span><text:span text:style-name="T26"><text:line-break/></text:span></text:p>
        </text:list-item>
        <text:list-item>
          <text:p text:style-name="P44">Ensure the Action buttons are:<text:line-break/><text:line-break/>&lt;<text:span text:style-name="T1">Cancel</text:span>&gt;<text:tab/>enabled<text:tab/><text:tab/><text:tab/><text:tab/><text:tab/><text:tab/><text:tab/><text:tab/><text:tab/><text:tab/>_____<text:line-break/>&lt;<text:span text:style-name="T1">Reset</text:span>&gt;<text:tab/>enabled<text:tab/><text:tab/><text:tab/><text:tab/><text:tab/><text:tab/><text:tab/><text:tab/><text:tab/><text:tab/>_____<text:line-break/>&lt;<text:span text:style-name="T1">Save</text:span>&gt;<text:tab/><text:tab/>enabled<text:tab/><text:tab/><text:tab/><text:tab/><text:tab/><text:tab/><text:tab/><text:tab/><text:tab/><text:tab/>_____<text:line-break/></text:p>
        </text:list-item>
        <text:list-item>
          <text:p text:style-name="P49">Return the data items to:<text:line-break/><text:line-break/>COM Port<text:tab/><text:tab/><text:span text:style-name="T1">1</text:span><text:line-break/>Baud Rate <text:tab/><text:tab/><text:span text:style-name="T1">9600</text:span><text:line-break/>Repeater Offset <text:tab/><text:span text:style-name="T1">5 MHz</text:span><text:line-break/>VHF Frequency Step<text:tab/><text:span text:style-name="T1">5</text:span><text:line-break/>UHF Frequency Step<text:tab/><text:span text:style-name="T1">25</text:span><text:line-break/>Colour Scheme<text:tab/><text:tab/><text:span text:style-name="T1">1</text:span><text:line-break/></text:p>
        </text:list-item>
        <text:list-item>
          <text:p text:style-name="P77"><text:span text:style-name="T24">Ensure the Action buttons are:<text:line-break/><text:line-break/>&lt;</text:span><text:span text:style-name="T38">Cancel</text:span><text:span text:style-name="T24">&gt;<text:tab/>enabled<text:tab/><text:tab/><text:tab/><text:tab/><text:tab/><text:tab/><text:tab/><text:tab/><text:tab/><text:tab/>_____<text:line-break/>&lt;</text:span><text:span text:style-name="T38">Reset</text:span><text:span text:style-name="T24">&gt;<text:tab/>disabled<text:tab/><text:tab/><text:tab/><text:tab/><text:tab/><text:tab/><text:tab/><text:tab/><text:tab/>_____<text:line-break/>&lt;</text:span><text:span text:style-name="T38">Save</text:span><text:span text:style-name="T24">&gt;<text:tab/><text:tab/>disabled<text:tab/><text:tab/><text:tab/><text:tab/><text:tab/><text:tab/><text:tab/><text:tab/><text:tab/>_____<text:line-break/></text:span><text:span text:style-name="T26"><text:line-break/></text:span><text:span text:style-name="T22"><text:line-break/></text:span><text:soft-page-break/><text:span text:style-name="T22"><text:line-break/></text:span><text:span text:style-name="T66">Ca</text:span><text:span text:style-name="T65">ncel </text:span><text:span text:style-name="T70">Button</text:span><text:span text:style-name="T65"> – No </text:span><text:span text:style-name="T67">data </text:span><text:span text:style-name="T65">change</text:span><text:span text:style-name="T67">d</text:span><text:span text:style-name="T65"><text:line-break/></text:span></text:p>
        </text:list-item>
        <text:list-item>
          <text:p text:style-name="P78"><text:span text:style-name="T28">Select the &lt;</text:span><text:span text:style-name="T40">Cancel</text:span><text:span text:style-name="T28">&gt; button.<text:line-break/></text:span></text:p>
        </text:list-item>
        <text:list-item>
          <text:p text:style-name="P78"><text:span text:style-name="T28">Ensure the </text:span><text:span text:style-name="T40">Confirm</text:span><text:span text:style-name="T28"> message is displayed.<text:tab/><text:tab/><text:tab/><text:tab/><text:tab/><text:tab/><text:tab/>_____<text:line-break/></text:span></text:p>
        </text:list-item>
        <text:list-item>
          <text:p text:style-name="P79"><text:span text:style-name="T28">Ensure the message text is </text:span><text:span text:style-name="T47">' Confirm you wish to Cancel this action. No changes will<text:line-break/><text:tab/><text:tab/><text:tab/><text:tab/> be made.'; <text:s/></text:span><text:span text:style-name="T28"><text:tab/><text:tab/><text:tab/><text:tab/><text:tab/><text:tab/><text:tab/>_____<text:line-break/></text:span></text:p>
        </text:list-item>
        <text:list-item>
          <text:p text:style-name="P78"><text:span text:style-name="T28">Ensure that there is a:<text:line-break/><text:line-break/>&lt;</text:span><text:span text:style-name="T40">Yes</text:span><text:span text:style-name="T28">&gt; button<text:tab/><text:tab/><text:tab/><text:tab/><text:tab/><text:tab/><text:tab/><text:tab/><text:tab/><text:tab/><text:tab/>_____</text:span></text:p>
          <text:p text:style-name="P78"><text:span text:style-name="T28">&lt;</text:span><text:span text:style-name="T40">No</text:span><text:span text:style-name="T28">&gt; button<text:tab/><text:tab/><text:tab/><text:tab/><text:tab/><text:tab/><text:tab/><text:tab/><text:tab/><text:tab/><text:tab/>_____<text:line-break/></text:span></text:p>
        </text:list-item>
        <text:list-item>
          <text:p text:style-name="P78"><text:span text:style-name="T28">Select the &lt;</text:span><text:span text:style-name="T40">No</text:span><text:span text:style-name="T28">&gt; button.<text:line-break/></text:span></text:p>
        </text:list-item>
        <text:list-item>
          <text:p text:style-name="P78"><text:span text:style-name="T28">Ensure the </text:span><text:span text:style-name="T40">Confirm</text:span><text:span text:style-name="T28"> message is dismissed.<text:tab/><text:tab/><text:tab/><text:tab/><text:tab/><text:tab/><text:tab/>_____<text:line-break/></text:span></text:p>
        </text:list-item>
        <text:list-item>
          <text:p text:style-name="P78"><text:span text:style-name="T28">Ensure the </text:span><text:span text:style-name="T40">Configure</text:span><text:span text:style-name="T28"> form is displayed.<text:line-break/></text:span></text:p>
        </text:list-item>
        <text:list-item>
          <text:p text:style-name="P86"><text:span text:style-name="T28">E</text:span><text:span text:style-name="T27">nsure that </text:span><text:span text:style-name="T39">no data fields</text:span><text:span text:style-name="T27"> have changed.<text:tab/><text:tab/><text:tab/><text:tab/><text:tab/><text:tab/><text:tab/>_____<text:line-break/></text:span></text:p>
        </text:list-item>
        <text:list-item>
          <text:p text:style-name="P87"><text:span text:style-name="T27">Select the &lt;</text:span><text:span text:style-name="T39">Cancel</text:span><text:span text:style-name="T27">&gt; button.<text:line-break/></text:span></text:p>
        </text:list-item>
        <text:list-item>
          <text:p text:style-name="P78"><text:span text:style-name="T28">Select the &lt;</text:span><text:span text:style-name="T40">Yes</text:span><text:span text:style-name="T28">&gt; button.<text:line-break/></text:span></text:p>
        </text:list-item>
        <text:list-item>
          <text:p text:style-name="P86"><text:span text:style-name="T28">E</text:span><text:span text:style-name="T27">nsure the </text:span><text:span text:style-name="T39">Configure</text:span><text:span text:style-name="T27"> form is dismissed.<text:tab/><text:tab/><text:tab/><text:tab/><text:tab/><text:tab/><text:tab/>_____<text:line-break/></text:span></text:p>
        </text:list-item>
        <text:list-item>
          <text:p text:style-name="P86"><text:span text:style-name="T27">Ensure the </text:span><text:span text:style-name="T39">Main</text:span><text:span text:style-name="T27"> form is <text:s/>displayed.<text:tab/><text:tab/><text:tab/><text:tab/><text:tab/><text:tab/><text:tab/><text:tab/>_____<text:line-break/></text:span></text:p>
        </text:list-item>
        <text:list-item>
          <text:p text:style-name="P50">Select the Configure menu item.<text:line-break/></text:p>
        </text:list-item>
        <text:list-item>
          <text:p text:style-name="P80"><text:span text:style-name="T29">On the Configure form, ensure that the data fields are:<text:line-break/><text:line-break/>Select COM Port<text:tab/><text:tab/></text:span><text:span text:style-name="T41">1</text:span><text:span text:style-name="T29"><text:tab/><text:tab/><text:tab/><text:tab/><text:tab/><text:tab/><text:tab/><text:tab/>_____<text:line-break/>Select Baud Rate<text:tab/><text:tab/></text:span><text:span text:style-name="T42">9600</text:span><text:span text:style-name="T29"><text:tab/><text:tab/><text:tab/><text:tab/><text:tab/><text:tab/><text:tab/><text:tab/>_____<text:line-break/>UHF Repeater Offset<text:tab/><text:tab/></text:span><text:span text:style-name="T41">5 MHZ (</text:span><text:span text:style-name="T46">NA</text:span><text:span text:style-name="T41">)</text:span><text:span text:style-name="T29"><text:tab/><text:tab/><text:tab/><text:tab/><text:tab/><text:tab/><text:tab/>_____<text:line-break/>VHF Frequency Step in HZ<text:tab/></text:span><text:span text:style-name="T41">5</text:span><text:span text:style-name="T29"><text:tab/><text:tab/><text:tab/><text:tab/><text:tab/><text:tab/><text:tab/><text:tab/>_____<text:line-break/>UHF Frequency Step in HZ<text:tab/></text:span><text:span text:style-name="T41">25</text:span><text:span text:style-name="T29"><text:tab/><text:tab/><text:tab/><text:tab/><text:tab/><text:tab/><text:tab/><text:tab/>_____<text:line-break/>Colour Scheme<text:tab/><text:tab/><text:tab/></text:span><text:span text:style-name="T41">1</text:span><text:span text:style-name="T29"><text:tab/><text:tab/><text:tab/><text:tab/><text:tab/><text:tab/><text:tab/><text:tab/>_____<text:line-break/><text:line-break/><text:line-break/></text:span><text:span text:style-name="T66">Ca</text:span><text:span text:style-name="T65">ncel </text:span><text:span text:style-name="T70">Butto</text:span><text:span text:style-name="T65">n – </text:span><text:span text:style-name="T68">D</text:span><text:span text:style-name="T67">ata </text:span><text:span text:style-name="T65">change</text:span><text:span text:style-name="T67">d</text:span><text:span text:style-name="T65"><text:line-break/></text:span></text:p>
        </text:list-item>
        <text:list-item>
          <text:p text:style-name="P51"><text:soft-page-break/>Change the <text:span text:style-name="T1">COM Port</text:span> to <text:span text:style-name="T1">2</text:span>.<text:line-break/></text:p>
        </text:list-item>
        <text:list-item>
          <text:p text:style-name="P51">Select <text:span text:style-name="T16">1200</text:span> Baud.<text:line-break/></text:p>
        </text:list-item>
        <text:list-item>
          <text:p text:style-name="P51">Select <text:span text:style-name="T1">1.6 MHz (UK)</text:span> <text:span text:style-name="T103">Shift</text:span> Offset.<text:line-break/></text:p>
        </text:list-item>
        <text:list-item>
          <text:p text:style-name="P51"><text:s/>Select a <text:span text:style-name="T1">VHF Frequency Step</text:span> of <text:span text:style-name="T1">6.25</text:span>.<text:line-break/></text:p>
        </text:list-item>
        <text:list-item>
          <text:p text:style-name="P51">Select a <text:span text:style-name="T1">UHF Frequency Step</text:span> <text:span text:style-name="T103">o</text:span>f <text:span text:style-name="T1">30</text:span>.<text:line-break/></text:p>
        </text:list-item>
        <text:list-item>
          <text:p text:style-name="P51">Select a <text:span text:style-name="T1">Co</text:span><text:span text:style-name="T16">lour</text:span><text:span text:style-name="T1"> Scheme</text:span> of <text:span text:style-name="T1">10</text:span>.<text:line-break/></text:p>
        </text:list-item>
        <text:list-item>
          <text:p text:style-name="P51">Select the &lt;<text:span text:style-name="T1">Cancel</text:span>&gt; button.<text:line-break/></text:p>
        </text:list-item>
        <text:list-item>
          <text:p text:style-name="P54">Select the &lt;<text:span text:style-name="T1">Yes</text:span>&gt; button.<text:line-break/></text:p>
        </text:list-item>
        <text:list-item>
          <text:p text:style-name="P51">Select the <text:span text:style-name="T1">Configure</text:span> menu item.<text:line-break/></text:p>
        </text:list-item>
        <text:list-item>
          <text:p text:style-name="P81"><text:span text:style-name="T29">On the Configure form, ensure that the data fields are:<text:line-break/><text:line-break/>Select COM Port<text:tab/><text:tab/></text:span><text:span text:style-name="T41">1</text:span><text:span text:style-name="T29"><text:tab/><text:tab/><text:tab/><text:tab/><text:tab/><text:tab/><text:tab/><text:tab/>_____<text:line-break/>Select Baud Rate<text:tab/><text:tab/></text:span><text:span text:style-name="T42">96</text:span><text:span text:style-name="T41">00</text:span><text:span text:style-name="T29"><text:tab/><text:tab/><text:tab/><text:tab/><text:tab/><text:tab/><text:tab/><text:tab/>_____<text:line-break/>UHF Repeater Offset<text:tab/><text:tab/></text:span><text:span text:style-name="T41">5 MHZ </text:span><text:span text:style-name="T46">NA</text:span><text:span text:style-name="T41">)</text:span><text:span text:style-name="T29"><text:tab/><text:tab/><text:tab/><text:tab/><text:tab/><text:tab/><text:tab/>_____<text:line-break/>VHF Frequency Step in HZ<text:tab/></text:span><text:span text:style-name="T41">5</text:span><text:span text:style-name="T29"><text:tab/><text:tab/><text:tab/><text:tab/><text:tab/><text:tab/><text:tab/><text:tab/>_____<text:line-break/>UHF Frequency Step in HZ<text:tab/></text:span><text:span text:style-name="T41">25</text:span><text:span text:style-name="T29"><text:tab/><text:tab/><text:tab/><text:tab/><text:tab/><text:tab/><text:tab/><text:tab/>_____<text:line-break/>Colour Scheme<text:tab/><text:tab/><text:tab/></text:span><text:span text:style-name="T41">1</text:span><text:span text:style-name="T29"><text:tab/><text:tab/><text:tab/><text:tab/><text:tab/><text:tab/><text:tab/><text:tab/>_____<text:line-break/> </text:span><text:span text:style-name="T28"><text:line-break/><text:line-break/></text:span><text:span text:style-name="T69">Reset </text:span><text:span text:style-name="T70">Button</text:span><text:span text:style-name="T65"> – </text:span><text:span text:style-name="T68">D</text:span><text:span text:style-name="T67">ata </text:span><text:span text:style-name="T65">change</text:span><text:span text:style-name="T67">d</text:span><text:span text:style-name="T65"><text:line-break/></text:span></text:p>
        </text:list-item>
        <text:list-item>
          <text:p text:style-name="P52">Change the <text:span text:style-name="T1">COM Port</text:span> to <text:span text:style-name="T1">2</text:span>.<text:line-break/></text:p>
        </text:list-item>
        <text:list-item>
          <text:p text:style-name="P52">Select <text:span text:style-name="T16">1200</text:span> Baud.<text:line-break/></text:p>
        </text:list-item>
        <text:list-item>
          <text:p text:style-name="P52">Select <text:span text:style-name="T1">1.6 MHz (UK)</text:span> <text:span text:style-name="T103">Shift</text:span> Offset.<text:line-break/></text:p>
        </text:list-item>
        <text:list-item>
          <text:p text:style-name="P52"><text:s/>Select a <text:span text:style-name="T1">VHF Frequency Step</text:span> of <text:span text:style-name="T1">6.25</text:span>.<text:line-break/></text:p>
        </text:list-item>
        <text:list-item>
          <text:p text:style-name="P52">Select a <text:span text:style-name="T1">UHF Frequency Step</text:span> <text:span text:style-name="T103">o</text:span>f <text:span text:style-name="T1">30</text:span>.<text:line-break/></text:p>
        </text:list-item>
        <text:list-item>
          <text:p text:style-name="P52">Select a <text:span text:style-name="T1">Co</text:span><text:span text:style-name="T16">lour</text:span><text:span text:style-name="T1"> Scheme</text:span> of <text:span text:style-name="T1">10</text:span>.<text:line-break/></text:p>
        </text:list-item>
        <text:list-item>
          <text:p text:style-name="P82"><text:span text:style-name="T30">Select the &lt;</text:span><text:span text:style-name="T43">Reset</text:span><text:span text:style-name="T30">&gt; button.<text:line-break/></text:span></text:p>
        </text:list-item>
        <text:list-item>
          <text:p text:style-name="P55">Ensure the <text:span text:style-name="T1">Confirm</text:span> message box is displayed.<text:tab/><text:tab/><text:tab/><text:tab/><text:tab/><text:tab/><text:tab/>_____<text:line-break/></text:p>
        </text:list-item>
        <text:list-item>
          <text:p text:style-name="P56"><text:soft-page-break/>Ensure the message <text:s/>“<text:span text:style-name="T21">' Confirm you wish to Reset the configuration to the original<text:line-break/><text:tab/><text:tab/><text:tab/><text:tab/> values ? No changes will be made.”</text:span><text:tab/><text:tab/><text:tab/><text:tab/>_____<text:line-break/></text:p>
        </text:list-item>
        <text:list-item>
          <text:p text:style-name="P55">Select the &lt;<text:span text:style-name="T1">No</text:span>&gt; button.<text:line-break/></text:p>
        </text:list-item>
        <text:list-item>
          <text:p text:style-name="P55">Ensure the <text:span text:style-name="T1">Confirm</text:span> message is dismissed.<text:tab/><text:tab/><text:tab/><text:tab/><text:tab/><text:tab/><text:tab/>_____<text:line-break/></text:p>
        </text:list-item>
        <text:list-item>
          <text:p text:style-name="P55">Confirm the <text:span text:style-name="T1">Configure form</text:span> is displayed.<text:tab/><text:tab/><text:tab/><text:tab/><text:tab/><text:tab/><text:tab/>_____<text:line-break/></text:p>
        </text:list-item>
        <text:list-item>
          <text:p text:style-name="P55">Confirm that <text:span text:style-name="T1">no data fields</text:span> have changed.<text:tab/><text:tab/><text:tab/><text:tab/><text:tab/><text:tab/><text:tab/>_____<text:line-break/></text:p>
        </text:list-item>
        <text:list-item>
          <text:p text:style-name="P55">Select the &lt;<text:span text:style-name="T1">Reset</text:span>&gt; button.<text:line-break/></text:p>
        </text:list-item>
        <text:list-item>
          <text:p text:style-name="P55">Select the &lt;<text:span text:style-name="T1">Yes</text:span>&gt; button.<text:line-break/></text:p>
        </text:list-item>
        <text:list-item>
          <text:p text:style-name="P55">Ensure the<text:span text:style-name="T1"> Configure form</text:span> is displayed.<text:tab/><text:tab/><text:tab/><text:tab/><text:tab/><text:tab/><text:tab/>_____<text:line-break/></text:p>
        </text:list-item>
        <text:list-item>
          <text:p text:style-name="P83"><text:span text:style-name="T31">Ensure the data fields have been reset to:<text:line-break/></text:span><text:span text:style-name="T29"><text:line-break/>Select COM Port<text:tab/><text:tab/></text:span><text:span text:style-name="T41">1</text:span><text:span text:style-name="T29"><text:tab/><text:tab/><text:tab/><text:tab/><text:tab/><text:tab/><text:tab/><text:tab/>_____<text:line-break/>Select Baud Rate<text:tab/><text:tab/></text:span><text:span text:style-name="T42">96</text:span><text:span text:style-name="T41">00</text:span><text:span text:style-name="T29"><text:tab/><text:tab/><text:tab/><text:tab/><text:tab/><text:tab/><text:tab/><text:tab/>_____<text:line-break/>UHF Repeater Offset<text:tab/><text:tab/></text:span><text:span text:style-name="T41">5 MHZ (</text:span><text:span text:style-name="T46">NA</text:span><text:span text:style-name="T41">)</text:span><text:span text:style-name="T29"><text:tab/><text:tab/><text:tab/><text:tab/><text:tab/><text:tab/><text:tab/>_____<text:line-break/>VHF Frequency Step in HZ<text:tab/></text:span><text:span text:style-name="T41">5</text:span><text:span text:style-name="T29"><text:tab/><text:tab/><text:tab/><text:tab/><text:tab/><text:tab/><text:tab/><text:tab/>_____<text:line-break/>UHF Frequency Step in HZ<text:tab/></text:span><text:span text:style-name="T41">25</text:span><text:span text:style-name="T29"><text:tab/><text:tab/><text:tab/><text:tab/><text:tab/><text:tab/><text:tab/><text:tab/>_____<text:line-break/>Colour Scheme<text:tab/><text:tab/><text:tab/></text:span><text:span text:style-name="T41">1</text:span><text:span text:style-name="T29"><text:tab/><text:tab/><text:tab/><text:tab/><text:tab/><text:tab/><text:tab/><text:tab/>_____<text:line-break/><text:line-break/><text:line-break/></text:span><text:span text:style-name="T71">Save </text:span><text:span text:style-name="T70">Button</text:span><text:span text:style-name="T65"> – </text:span><text:span text:style-name="T68">D</text:span><text:span text:style-name="T67">ata </text:span><text:span text:style-name="T65">change</text:span><text:span text:style-name="T67">d</text:span><text:span text:style-name="T29"><text:line-break/></text:span></text:p>
        </text:list-item>
        <text:list-item>
          <text:p text:style-name="P53">Change the <text:span text:style-name="T1">COM Port</text:span> to <text:span text:style-name="T1">2</text:span>.<text:line-break/></text:p>
        </text:list-item>
        <text:list-item>
          <text:p text:style-name="P53">Select <text:span text:style-name="T16">1200</text:span> Baud.<text:line-break/></text:p>
        </text:list-item>
        <text:list-item>
          <text:p text:style-name="P53">Select <text:span text:style-name="T1">1.6 MHz (UK)</text:span> <text:span text:style-name="T103">Shift</text:span> Offset.<text:line-break/></text:p>
        </text:list-item>
        <text:list-item>
          <text:p text:style-name="P53"><text:s/>Select a <text:span text:style-name="T1">VHF Frequency Step</text:span> of <text:span text:style-name="T1">6.25</text:span>.<text:line-break/></text:p>
        </text:list-item>
        <text:list-item>
          <text:p text:style-name="P53">Select a <text:span text:style-name="T1">UHF Frequency Step</text:span> <text:span text:style-name="T103">o</text:span>f <text:span text:style-name="T1">30</text:span>.<text:line-break/></text:p>
        </text:list-item>
        <text:list-item>
          <text:p text:style-name="P53">Select a <text:span text:style-name="T1">Co</text:span><text:span text:style-name="T16">lour</text:span><text:span text:style-name="T1"> Scheme</text:span> of <text:span text:style-name="T1">10</text:span>.<text:line-break/></text:p>
        </text:list-item>
        <text:list-item>
          <text:p text:style-name="P83"><text:span text:style-name="T30">Select the &lt;</text:span><text:span text:style-name="T44">Save</text:span><text:span text:style-name="T30">&gt; button.<text:line-break/></text:span></text:p>
        </text:list-item>
        <text:list-item>
          <text:p text:style-name="P74"><text:span text:style-name="T31">Ensure the </text:span><text:span text:style-name="T61">Information</text:span><text:span text:style-name="T31"> message box is displayed.<text:tab/><text:tab/><text:tab/><text:tab/><text:tab/><text:tab/>_____<text:line-break/></text:span></text:p>
        </text:list-item>
        <text:list-item>
          <text:p text:style-name="P74"><text:span text:style-name="T31">Ensure the message </text:span><text:span text:style-name="T33">text is </text:span><text:span text:style-name="T31"><text:s/></text:span><text:span text:style-name="T48">'</text:span><text:span text:style-name="T49">'If you have changed the COM Port or <text:s/>the Baud Rate,<text:line-break/></text:span><text:soft-page-break/><text:span text:style-name="T49"><text:tab/><text:tab/><text:tab/><text:tab/>then you must shut down and restart the application.</text:span><text:span text:style-name="T48">”<text:tab/></text:span><text:span text:style-name="T31">_____<text:line-break/></text:span></text:p>
        </text:list-item>
        <text:list-item>
          <text:p text:style-name="P83"><text:span text:style-name="T31">Select the &lt;</text:span><text:span text:style-name="T45">OK</text:span><text:span text:style-name="T31">&gt; button.<text:line-break/></text:span></text:p>
        </text:list-item>
        <text:list-item>
          <text:p text:style-name="P83"><text:span text:style-name="T31">Ensure the </text:span><text:span text:style-name="T61">Information</text:span><text:span text:style-name="T31"> message is dismissed.<text:tab/><text:tab/><text:tab/><text:tab/><text:tab/><text:tab/><text:tab/>_____<text:line-break/></text:span></text:p>
        </text:list-item>
        <text:list-item>
          <text:p text:style-name="P83"><text:span text:style-name="T31">Confirm the </text:span><text:span text:style-name="T44">Configure</text:span><text:span text:style-name="T31"> form is displayed.<text:tab/><text:tab/><text:tab/><text:tab/><text:tab/><text:tab/><text:tab/>_____<text:line-break/></text:span></text:p>
        </text:list-item>
        <text:list-item>
          <text:p text:style-name="P84"><text:span text:style-name="T31">Ensure the data fields contain the following data<text:line-break/></text:span><text:span text:style-name="T29"><text:line-break/>Select COM Port<text:tab/><text:tab/></text:span><text:span text:style-name="T44">2</text:span><text:span text:style-name="T29"><text:tab/><text:tab/><text:tab/><text:tab/><text:tab/><text:tab/><text:tab/><text:tab/>_____<text:line-break/>Select Baud Rate<text:tab/><text:tab/></text:span><text:span text:style-name="T44">12</text:span><text:span text:style-name="T41">00</text:span><text:span text:style-name="T29"><text:tab/><text:tab/><text:tab/><text:tab/><text:tab/><text:tab/><text:tab/><text:tab/>_____<text:line-break/>UHF Repeater Offset<text:tab/><text:tab/></text:span><text:span text:style-name="T44">1.6</text:span><text:span text:style-name="T41"> MHZ (U</text:span><text:span text:style-name="T44">K</text:span><text:span text:style-name="T41">)</text:span><text:span text:style-name="T29"><text:tab/><text:tab/><text:tab/><text:tab/><text:tab/><text:tab/><text:tab/>_____<text:line-break/>VHF Frequency Step in HZ<text:tab/></text:span><text:span text:style-name="T44">6.25</text:span><text:span text:style-name="T29"><text:tab/><text:tab/><text:tab/><text:tab/><text:tab/><text:tab/><text:tab/><text:tab/>_____<text:line-break/>UHF Frequency Step in HZ<text:tab/></text:span><text:span text:style-name="T44">30</text:span><text:span text:style-name="T29"><text:tab/><text:tab/><text:tab/><text:tab/><text:tab/><text:tab/><text:tab/><text:tab/>_____<text:line-break/>Colour Scheme<text:tab/><text:tab/><text:tab/></text:span><text:span text:style-name="T41">1</text:span><text:span text:style-name="T44">0</text:span><text:span text:style-name="T29"><text:tab/><text:tab/><text:tab/><text:tab/><text:tab/><text:tab/><text:tab/><text:tab/>_____<text:line-break/></text:span></text:p>
        </text:list-item>
        <text:list-item>
          <text:p text:style-name="P84"><text:span text:style-name="T32">Change the data fields to:<text:line-break/></text:span><text:span text:style-name="T29"><text:line-break/>Select COM Port<text:tab/><text:tab/></text:span><text:span text:style-name="T45">1</text:span><text:span text:style-name="T29"><text:tab/><text:tab/><text:tab/><text:tab/><text:tab/><text:tab/><text:tab/><text:tab/>_____<text:line-break/>Select Baud Rate<text:tab/><text:tab/></text:span><text:span text:style-name="T45">9600</text:span><text:span text:style-name="T29"><text:tab/><text:tab/><text:tab/><text:tab/><text:tab/><text:tab/><text:tab/><text:tab/>_____<text:line-break/>UHF Repeater Offset<text:tab/><text:tab/></text:span><text:span text:style-name="T45">5</text:span><text:span text:style-name="T41"> MHZ (</text:span><text:span text:style-name="T46">NA</text:span><text:span text:style-name="T41">)</text:span><text:span text:style-name="T29"><text:tab/><text:tab/><text:tab/><text:tab/><text:tab/><text:tab/><text:tab/>_____<text:line-break/>VHF Frequency Step in HZ<text:tab/></text:span><text:span text:style-name="T45">5</text:span><text:span text:style-name="T29"><text:tab/><text:tab/><text:tab/><text:tab/><text:tab/><text:tab/><text:tab/><text:tab/>_____<text:line-break/>UHF Frequency Step in HZ<text:tab/></text:span><text:span text:style-name="T45">25</text:span><text:span text:style-name="T29"><text:tab/><text:tab/><text:tab/><text:tab/><text:tab/><text:tab/><text:tab/><text:tab/>_____<text:line-break/>Colour Scheme<text:tab/><text:tab/><text:tab/></text:span><text:span text:style-name="T41">1</text:span><text:span text:style-name="T29"><text:tab/><text:tab/><text:tab/><text:tab/><text:tab/><text:tab/><text:tab/><text:tab/>_____<text:line-break/></text:span></text:p>
        </text:list-item>
        <text:list-item>
          <text:p text:style-name="P57">Save the data.<text:line-break/></text:p>
        </text:list-item>
        <text:list-item>
          <text:p text:style-name="P30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-BoldMT" svg:font-family="Arial-Bold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4 Configure Form</text:title> <text:user-defined style:data-style-name="N0" text:name="Version">Ver 1.0.0</text:user-defined> <text:s text:c="3"/>Page <text:page-number text:select-page="current">16</text:page-number> of <text:page-count>16</text:page-count> <text:s text:c="50"/>Modified <text:date style:data-style-name="N75" text:date-value="2014-11-14T12:31:42.863999828">14 Nov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4 Configure Form</text:title> <text:user-defined style:data-style-name="N0" text:name="Version">Ver 1.0.0</text:user-defined> <text:s text:c="4"/>Page <text:page-number text:select-page="current">15</text:page-number> of <text:page-count>16</text:page-count> <text:s text:c="64"/><text:modification-date style:data-style-name="N75">14 Nov 2014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>TMV7A Software Test Procedures Vol 3-4 Configure Form</dc:title>
    <meta:initial-creator>Hew Lines</meta:initial-creator>
    <meta:creation-date>2008-12-11T08:27:04</meta:creation-date>
    <dc:date>2014-11-14T12:31:42.786000000</dc:date>
    <meta:print-date>2014-10-09T12:45:51.732000000</meta:print-date>
    <meta:editing-cycles>138</meta:editing-cycles>
    <meta:editing-duration>PT12H45M7S</meta:editing-duration>
    <meta:document-statistic meta:table-count="0" meta:image-count="0" meta:object-count="0" meta:page-count="16" meta:paragraph-count="259" meta:word-count="2492" meta:character-count="15722" meta:non-whitespace-character-count="11624"/>
    <meta:user-defined meta:name="Info 1"/>
    <meta:user-defined meta:name="Info 3"/>
    <meta:user-defined meta:name="Info 4"/>
    <meta:user-defined meta:name="Version">Ver 1.0.0</meta:user-defined>
  </office:meta>
</office:document-meta>
</file>